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cdc0b0"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ffff00"/>
      <style:text-properties fo:color="#000000" style:text-underline-style="none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color="#314004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14004"/>
    </style:style>
  </office:automatic-styles>
  <office:body>
    <office:spreadsheet>
      <table:content-validations>
        <table:content-validation table:name="val1" table:condition="of:cell-content-is-in-list([$CRITICAL_TYPE_PROFILES.$A$1:.$A$1048576])" table:allow-empty-cell="true" table:display-list="sort-ascending" table:base-cell-address="DAMAGE__PROFILE_TEMPLATE.A2">
          <table:error-message table:message-type="stop" table:display="true"/>
        </table:content-validation>
      </table:content-validations>
      <table:table table:name="DAMAGE__PROFILE_TEMPLATE" table:style-name="ta1">
        <table:table-column table:style-name="co1" table:default-cell-style-name="Default"/>
        <table:table-column table:style-name="co2" table:number-columns-repeated="10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11"/>
          <table:table-cell table:style-name="ce14"/>
          <table:table-cell table:number-columns-repeated="6"/>
        </table:table-row>
        <table:table-row table:style-name="ro1">
          <table:table-cell table:style-name="ce2" table:content-validation-name="val1" office:value-type="string" calcext:value-type="string">
            <text:p>SLASH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NO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LT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D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HVY</text:p>
          </table:table-cell>
          <table:covered-table-cell table:style-name="ce7"/>
          <table:table-cell table:style-name="ce7"/>
          <table:table-cell table:style-name="ce1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5" table:formula="of:=([.B3]+[.C3])/2" office:value-type="float" office:value="148" calcext:value-type="float">
            <text:p>148,00</text:p>
          </table:table-cell>
          <table:table-cell table:formula="of:=[.C4]+1"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table:style-name="ce9" table:formula="of:=IF([.$A3]&gt;=[.D$28];COM.MICROSOFT.CEILING.MATH(([.$A3]-[.D$28])/[.D$27];1;0);0)" office:value-type="float" office:value="34" calcext:value-type="float">
            <text:p>34</text:p>
          </table:table-cell>
          <table:table-cell table:style-name="ce9" table:formula="of:=VLOOKUP([.$A3];[.D$29:.E$35];2)" office:value-type="string" office:string-value="E" calcext:value-type="string">
            <text:p>E</text:p>
          </table:table-cell>
          <table:table-cell table:style-name="ce9" table:formula="of:=IF([.$A3]&gt;=[.F$28];COM.MICROSOFT.CEILING.MATH(([.$A3]-[.F$28])/[.F$27];1;0);0)" office:value-type="float" office:value="25" calcext:value-type="float">
            <text:p>25</text:p>
          </table:table-cell>
          <table:table-cell table:style-name="ce9" table:formula="of:=VLOOKUP([.$A3];[.F$29:.G$35];2)" office:value-type="string" office:string-value="E" calcext:value-type="string">
            <text:p>E</text:p>
          </table:table-cell>
          <table:table-cell table:style-name="ce9" table:formula="of:=IF([.$A3]&gt;=[.H$28];COM.MICROSOFT.CEILING.MATH(([.$A3]-[.H$28])/[.H$27];1;0);0)" office:value-type="float" office:value="20" calcext:value-type="float">
            <text:p>20</text:p>
          </table:table-cell>
          <table:table-cell table:style-name="ce9" table:formula="of:=VLOOKUP([.$A3];[.H$29:.I$35];2)" office:value-type="string" office:string-value="E" calcext:value-type="string">
            <text:p>E</text:p>
          </table:table-cell>
          <table:table-cell table:style-name="ce9" table:formula="of:=IF([.$A3]&gt;=[.J$28];COM.MICROSOFT.CEILING.MATH(([.$A3]-[.J$28])/[.J$27];1;0);0)" office:value-type="float" office:value="10" calcext:value-type="float">
            <text:p>10</text:p>
          </table:table-cell>
          <table:table-cell table:style-name="ce9" table:formula="of:=VLOOKUP([.$A3];[.J$29:.K$35];2)" office:value-type="string" office:string-value="E" calcext:value-type="string">
            <text:p>E</text:p>
          </table:table-cell>
          <table:table-cell table:style-name="ce9"/>
          <table:table-cell table:style-name="ce15" office:value-type="float" office:value="3" calcext:value-type="float">
            <text:p>3</text:p>
          </table:table-cell>
          <table:table-cell/>
          <table:table-cell table:style-name="ce16" table:formula="of:=COM.MICROSOFT.TEXTJOIN(&quot;-&quot;;0;[.B3];[.C3])" office:value-type="string" office:string-value="146-150" calcext:value-type="string">
            <text:p>146-150</text:p>
          </table:table-cell>
          <table:table-cell table:style-name="ce21" table:formula="of:=COM.MICROSOFT.TEXTJOIN(&quot;&quot;;0;[.D3];[.E3];IF(ISTEXT([.E3]);VLOOKUP([.$A$2];[$CRITICAL_TYPE_PROFILES.$A$1:$CRITICAL_TYPE_PROFILES.$Z$24];[.$M2];0);&quot;&quot;))" office:value-type="string" office:string-value="34ES" calcext:value-type="string">
            <text:p>34ES</text:p>
          </table:table-cell>
          <table:table-cell table:style-name="ce16" table:formula="of:=COM.MICROSOFT.TEXTJOIN(&quot;&quot;;0;[.F3];[.G3];IF(ISTEXT([.G3]);VLOOKUP([.$A$2];[$CRITICAL_TYPE_PROFILES.$A$1:$CRITICAL_TYPE_PROFILES.$Z$24];[.$M3];0);&quot;&quot;))" office:value-type="string" office:string-value="25ES" calcext:value-type="string">
            <text:p>25ES</text:p>
          </table:table-cell>
          <table:table-cell table:style-name="ce16" table:formula="of:=COM.MICROSOFT.TEXTJOIN(&quot;&quot;;0;[.H3];[.I3];IF(ISTEXT([.I3]);VLOOKUP([.$A$2];[$CRITICAL_TYPE_PROFILES.$A$1:$CRITICAL_TYPE_PROFILES.$Z$24];[.$M4];0);&quot;&quot;))" office:value-type="string" office:string-value="20ES" calcext:value-type="string">
            <text:p>20ES</text:p>
          </table:table-cell>
          <table:table-cell table:style-name="ce16" table:formula="of:=COM.MICROSOFT.TEXTJOIN(&quot;&quot;;0;[.J3];[.K3];IF(ISTEXT([.K3]);VLOOKUP([.$A$2];[$CRITICAL_TYPE_PROFILES.$A$1:$CRITICAL_TYPE_PROFILES.$Z$24];[.$M5];0);&quot;&quot;))" office:value-type="string" office:string-value="10ES" calcext:value-type="string">
            <text:p>10ES</text:p>
          </table:table-cell>
        </table:table-row>
        <table:table-row table:style-name="ro1">
          <table:table-cell table:style-name="ce5" table:formula="of:=([.B4]+[.C4])/2" office:value-type="float" office:value="143.5" calcext:value-type="float">
            <text:p>143,50</text:p>
          </table:table-cell>
          <table:table-cell table:formula="of:=[.C5]+1"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style-name="ce9" table:formula="of:=IF([.$A4]&gt;=[.D$28];COM.MICROSOFT.CEILING.MATH(([.$A4]-[.D$28])/[.D$27];1;0);0)" office:value-type="float" office:value="32" calcext:value-type="float">
            <text:p>32</text:p>
          </table:table-cell>
          <table:table-cell table:style-name="ce9" table:formula="of:=VLOOKUP([.$A4];[.D$29:.E$35];2)" office:value-type="string" office:string-value="E" calcext:value-type="string">
            <text:p>E</text:p>
          </table:table-cell>
          <table:table-cell table:style-name="ce9" table:formula="of:=IF([.$A4]&gt;=[.F$28];COM.MICROSOFT.CEILING.MATH(([.$A4]-[.F$28])/[.F$27];1;0);0)" office:value-type="float" office:value="23" calcext:value-type="float">
            <text:p>23</text:p>
          </table:table-cell>
          <table:table-cell table:style-name="ce9" table:formula="of:=VLOOKUP([.$A4];[.F$29:.G$35];2)" office:value-type="string" office:string-value="E" calcext:value-type="string">
            <text:p>E</text:p>
          </table:table-cell>
          <table:table-cell table:style-name="ce9" table:formula="of:=IF([.$A4]&gt;=[.H$28];COM.MICROSOFT.CEILING.MATH(([.$A4]-[.H$28])/[.H$27];1;0);0)" office:value-type="float" office:value="19" calcext:value-type="float">
            <text:p>19</text:p>
          </table:table-cell>
          <table:table-cell table:style-name="ce9" table:formula="of:=VLOOKUP([.$A4];[.H$29:.I$35];2)" office:value-type="string" office:string-value="D" calcext:value-type="string">
            <text:p>D</text:p>
          </table:table-cell>
          <table:table-cell table:style-name="ce9" table:formula="of:=IF([.$A4]&gt;=[.J$28];COM.MICROSOFT.CEILING.MATH(([.$A4]-[.J$28])/[.J$27];1;0);0)" office:value-type="float" office:value="10" calcext:value-type="float">
            <text:p>10</text:p>
          </table:table-cell>
          <table:table-cell table:style-name="ce9" table:formula="of:=VLOOKUP([.$A4];[.J$29:.K$35];2)" office:value-type="string" office:string-value="D" calcext:value-type="string">
            <text:p>D</text:p>
          </table:table-cell>
          <table:table-cell table:style-name="ce9"/>
          <table:table-cell table:style-name="ce15" office:value-type="float" office:value="4" calcext:value-type="float">
            <text:p>4</text:p>
          </table:table-cell>
          <table:table-cell/>
          <table:table-cell table:style-name="ce19" table:formula="of:=COM.MICROSOFT.TEXTJOIN(&quot;-&quot;;0;[.B4];[.C4])" office:value-type="string" office:string-value="142-145" calcext:value-type="string">
            <text:p>142-145</text:p>
          </table:table-cell>
          <table:table-cell table:style-name="ce21" table:formula="of:=COM.MICROSOFT.TEXTJOIN(&quot;&quot;;0;[.D4];[.E4];IF(ISTEXT([.E4]);VLOOKUP([.$A$2];[$CRITICAL_TYPE_PROFILES.$A$1:$CRITICAL_TYPE_PROFILES.$Z$24];[.$M3];0);&quot;&quot;))" office:value-type="string" office:string-value="32ES" calcext:value-type="string">
            <text:p>32ES</text:p>
          </table:table-cell>
          <table:table-cell table:style-name="ce16" table:formula="of:=COM.MICROSOFT.TEXTJOIN(&quot;&quot;;0;[.F4];[.G4];IF(ISTEXT([.G4]);VLOOKUP([.$A$2];[$CRITICAL_TYPE_PROFILES.$A$1:$CRITICAL_TYPE_PROFILES.$Z$24];[.$M4];0);&quot;&quot;))" office:value-type="string" office:string-value="23ES" calcext:value-type="string">
            <text:p>23ES</text:p>
          </table:table-cell>
          <table:table-cell table:style-name="ce16" table:formula="of:=COM.MICROSOFT.TEXTJOIN(&quot;&quot;;0;[.H4];[.I4];IF(ISTEXT([.I4]);VLOOKUP([.$A$2];[$CRITICAL_TYPE_PROFILES.$A$1:$CRITICAL_TYPE_PROFILES.$Z$24];[.$M5];0);&quot;&quot;))" office:value-type="string" office:string-value="19DS" calcext:value-type="string">
            <text:p>19DS</text:p>
          </table:table-cell>
          <table:table-cell table:style-name="ce16" table:formula="of:=COM.MICROSOFT.TEXTJOIN(&quot;&quot;;0;[.J4];[.K4];IF(ISTEXT([.K4]);VLOOKUP([.$A$2];[$CRITICAL_TYPE_PROFILES.$A$1:$CRITICAL_TYPE_PROFILES.$Z$24];[.$M6];0);&quot;&quot;))" office:value-type="string" office:string-value="10DS" calcext:value-type="string">
            <text:p>10DS</text:p>
          </table:table-cell>
        </table:table-row>
        <table:table-row table:style-name="ro1">
          <table:table-cell table:style-name="ce5" table:formula="of:=([.B5]+[.C5])/2" office:value-type="float" office:value="139.5" calcext:value-type="float">
            <text:p>139,50</text:p>
          </table:table-cell>
          <table:table-cell table:formula="of:=[.C6]+1"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style-name="ce9" table:formula="of:=IF([.$A5]&gt;=[.D$28];COM.MICROSOFT.CEILING.MATH(([.$A5]-[.D$28])/[.D$27];1;0);0)" office:value-type="float" office:value="30" calcext:value-type="float">
            <text:p>30</text:p>
          </table:table-cell>
          <table:table-cell table:style-name="ce9" table:formula="of:=VLOOKUP([.$A5];[.D$29:.E$35];2)" office:value-type="string" office:string-value="E" calcext:value-type="string">
            <text:p>E</text:p>
          </table:table-cell>
          <table:table-cell table:style-name="ce9" table:formula="of:=IF([.$A5]&gt;=[.F$28];COM.MICROSOFT.CEILING.MATH(([.$A5]-[.F$28])/[.F$27];1;0);0)" office:value-type="float" office:value="22" calcext:value-type="float">
            <text:p>22</text:p>
          </table:table-cell>
          <table:table-cell table:style-name="ce9" table:formula="of:=VLOOKUP([.$A5];[.F$29:.G$35];2)" office:value-type="string" office:string-value="E" calcext:value-type="string">
            <text:p>E</text:p>
          </table:table-cell>
          <table:table-cell table:style-name="ce9" table:formula="of:=IF([.$A5]&gt;=[.H$28];COM.MICROSOFT.CEILING.MATH(([.$A5]-[.H$28])/[.H$27];1;0);0)" office:value-type="float" office:value="18" calcext:value-type="float">
            <text:p>18</text:p>
          </table:table-cell>
          <table:table-cell table:style-name="ce9" table:formula="of:=VLOOKUP([.$A5];[.H$29:.I$35];2)" office:value-type="string" office:string-value="D" calcext:value-type="string">
            <text:p>D</text:p>
          </table:table-cell>
          <table:table-cell table:style-name="ce9" table:formula="of:=IF([.$A5]&gt;=[.J$28];COM.MICROSOFT.CEILING.MATH(([.$A5]-[.J$28])/[.J$27];1;0);0)" office:value-type="float" office:value="9" calcext:value-type="float">
            <text:p>9</text:p>
          </table:table-cell>
          <table:table-cell table:style-name="ce9" table:formula="of:=VLOOKUP([.$A5];[.J$29:.K$35];2)" office:value-type="string" office:string-value="D" calcext:value-type="string">
            <text:p>D</text:p>
          </table:table-cell>
          <table:table-cell table:style-name="ce9"/>
          <table:table-cell table:style-name="ce15" office:value-type="float" office:value="5" calcext:value-type="float">
            <text:p>5</text:p>
          </table:table-cell>
          <table:table-cell/>
          <table:table-cell table:style-name="ce19" table:formula="of:=COM.MICROSOFT.TEXTJOIN(&quot;-&quot;;0;[.B5];[.C5])" office:value-type="string" office:string-value="138-141" calcext:value-type="string">
            <text:p>138-141</text:p>
          </table:table-cell>
          <table:table-cell table:style-name="ce21" table:formula="of:=COM.MICROSOFT.TEXTJOIN(&quot;&quot;;0;[.D5];[.E5];IF(ISTEXT([.E5]);VLOOKUP([.$A$2];[$CRITICAL_TYPE_PROFILES.$A$1:$CRITICAL_TYPE_PROFILES.$Z$24];[.$M4];0);&quot;&quot;))" office:value-type="string" office:string-value="30ES" calcext:value-type="string">
            <text:p>30ES</text:p>
          </table:table-cell>
          <table:table-cell table:style-name="ce16" table:formula="of:=COM.MICROSOFT.TEXTJOIN(&quot;&quot;;0;[.F5];[.G5];IF(ISTEXT([.G5]);VLOOKUP([.$A$2];[$CRITICAL_TYPE_PROFILES.$A$1:$CRITICAL_TYPE_PROFILES.$Z$24];[.$M5];0);&quot;&quot;))" office:value-type="string" office:string-value="22ES" calcext:value-type="string">
            <text:p>22ES</text:p>
          </table:table-cell>
          <table:table-cell table:style-name="ce16" table:formula="of:=COM.MICROSOFT.TEXTJOIN(&quot;&quot;;0;[.H5];[.I5];IF(ISTEXT([.I5]);VLOOKUP([.$A$2];[$CRITICAL_TYPE_PROFILES.$A$1:$CRITICAL_TYPE_PROFILES.$Z$24];[.$M6];0);&quot;&quot;))" office:value-type="string" office:string-value="18DS" calcext:value-type="string">
            <text:p>18DS</text:p>
          </table:table-cell>
          <table:table-cell table:style-name="ce16" table:formula="of:=COM.MICROSOFT.TEXTJOIN(&quot;&quot;;0;[.J5];[.K5];IF(ISTEXT([.K5]);VLOOKUP([.$A$2];[$CRITICAL_TYPE_PROFILES.$A$1:$CRITICAL_TYPE_PROFILES.$Z$24];[.$M7];0);&quot;&quot;))" office:value-type="string" office:string-value="9DS" calcext:value-type="string">
            <text:p>9DS</text:p>
          </table:table-cell>
        </table:table-row>
        <table:table-row table:style-name="ro1">
          <table:table-cell table:style-name="ce5" table:formula="of:=([.B6]+[.C6])/2" office:value-type="float" office:value="136" calcext:value-type="float">
            <text:p>136,00</text:p>
          </table:table-cell>
          <table:table-cell table:formula="of:=[.C7]+1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style-name="ce9" table:formula="of:=IF([.$A6]&gt;=[.D$28];COM.MICROSOFT.CEILING.MATH(([.$A6]-[.D$28])/[.D$27];1;0);0)" office:value-type="float" office:value="28" calcext:value-type="float">
            <text:p>28</text:p>
          </table:table-cell>
          <table:table-cell table:style-name="ce9" table:formula="of:=VLOOKUP([.$A6];[.D$29:.E$35];2)" office:value-type="string" office:string-value="E" calcext:value-type="string">
            <text:p>E</text:p>
          </table:table-cell>
          <table:table-cell table:style-name="ce9" table:formula="of:=IF([.$A6]&gt;=[.F$28];COM.MICROSOFT.CEILING.MATH(([.$A6]-[.F$28])/[.F$27];1;0);0)" office:value-type="float" office:value="20" calcext:value-type="float">
            <text:p>20</text:p>
          </table:table-cell>
          <table:table-cell table:style-name="ce9" table:formula="of:=VLOOKUP([.$A6];[.F$29:.G$35];2)" office:value-type="string" office:string-value="E" calcext:value-type="string">
            <text:p>E</text:p>
          </table:table-cell>
          <table:table-cell table:style-name="ce9" table:formula="of:=IF([.$A6]&gt;=[.H$28];COM.MICROSOFT.CEILING.MATH(([.$A6]-[.H$28])/[.H$27];1;0);0)" office:value-type="float" office:value="17" calcext:value-type="float">
            <text:p>17</text:p>
          </table:table-cell>
          <table:table-cell table:style-name="ce9" table:formula="of:=VLOOKUP([.$A6];[.H$29:.I$35];2)" office:value-type="string" office:string-value="D" calcext:value-type="string">
            <text:p>D</text:p>
          </table:table-cell>
          <table:table-cell table:style-name="ce9" table:formula="of:=IF([.$A6]&gt;=[.J$28];COM.MICROSOFT.CEILING.MATH(([.$A6]-[.J$28])/[.J$27];1;0);0)" office:value-type="float" office:value="9" calcext:value-type="float">
            <text:p>9</text:p>
          </table:table-cell>
          <table:table-cell table:style-name="ce9" table:formula="of:=VLOOKUP([.$A6];[.J$29:.K$35];2)" office:value-type="string" office:string-value="D" calcext:value-type="string">
            <text:p>D</text:p>
          </table:table-cell>
          <table:table-cell table:style-name="ce9"/>
          <table:table-cell table:style-name="ce15" office:value-type="float" office:value="6" calcext:value-type="float">
            <text:p>6</text:p>
          </table:table-cell>
          <table:table-cell/>
          <table:table-cell table:style-name="ce19" table:formula="of:=COM.MICROSOFT.TEXTJOIN(&quot;-&quot;;0;[.B6];[.C6])" office:value-type="string" office:string-value="135-137" calcext:value-type="string">
            <text:p>135-137</text:p>
          </table:table-cell>
          <table:table-cell table:style-name="ce21" table:formula="of:=COM.MICROSOFT.TEXTJOIN(&quot;&quot;;0;[.D6];[.E6];IF(ISTEXT([.E6]);VLOOKUP([.$A$2];[$CRITICAL_TYPE_PROFILES.$A$1:$CRITICAL_TYPE_PROFILES.$Z$24];[.$M5];0);&quot;&quot;))" office:value-type="string" office:string-value="28ES" calcext:value-type="string">
            <text:p>28ES</text:p>
          </table:table-cell>
          <table:table-cell table:style-name="ce16" table:formula="of:=COM.MICROSOFT.TEXTJOIN(&quot;&quot;;0;[.F6];[.G6];IF(ISTEXT([.G6]);VLOOKUP([.$A$2];[$CRITICAL_TYPE_PROFILES.$A$1:$CRITICAL_TYPE_PROFILES.$Z$24];[.$M6];0);&quot;&quot;))" office:value-type="string" office:string-value="20ES" calcext:value-type="string">
            <text:p>20ES</text:p>
          </table:table-cell>
          <table:table-cell table:style-name="ce16" table:formula="of:=COM.MICROSOFT.TEXTJOIN(&quot;&quot;;0;[.H6];[.I6];IF(ISTEXT([.I6]);VLOOKUP([.$A$2];[$CRITICAL_TYPE_PROFILES.$A$1:$CRITICAL_TYPE_PROFILES.$Z$24];[.$M7];0);&quot;&quot;))" office:value-type="string" office:string-value="17DS" calcext:value-type="string">
            <text:p>17DS</text:p>
          </table:table-cell>
          <table:table-cell table:style-name="ce16" table:formula="of:=COM.MICROSOFT.TEXTJOIN(&quot;&quot;;0;[.J6];[.K6];IF(ISTEXT([.K6]);VLOOKUP([.$A$2];[$CRITICAL_TYPE_PROFILES.$A$1:$CRITICAL_TYPE_PROFILES.$Z$24];[.$M8];0);&quot;&quot;))" office:value-type="string" office:string-value="9DS" calcext:value-type="string">
            <text:p>9DS</text:p>
          </table:table-cell>
        </table:table-row>
        <table:table-row table:style-name="ro1">
          <table:table-cell table:style-name="ce5" table:formula="of:=([.B7]+[.C7])/2" office:value-type="float" office:value="132.5" calcext:value-type="float">
            <text:p>132,50</text:p>
          </table:table-cell>
          <table:table-cell table:formula="of:=[.C8]+1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style-name="ce9" table:formula="of:=IF([.$A7]&gt;=[.D$28];COM.MICROSOFT.CEILING.MATH(([.$A7]-[.D$28])/[.D$27];1;0);0)" office:value-type="float" office:value="26" calcext:value-type="float">
            <text:p>26</text:p>
          </table:table-cell>
          <table:table-cell table:style-name="ce9" table:formula="of:=VLOOKUP([.$A7];[.D$29:.E$35];2)" office:value-type="string" office:string-value="E" calcext:value-type="string">
            <text:p>E</text:p>
          </table:table-cell>
          <table:table-cell table:style-name="ce9" table:formula="of:=IF([.$A7]&gt;=[.F$28];COM.MICROSOFT.CEILING.MATH(([.$A7]-[.F$28])/[.F$27];1;0);0)" office:value-type="float" office:value="19" calcext:value-type="float">
            <text:p>19</text:p>
          </table:table-cell>
          <table:table-cell table:style-name="ce9" table:formula="of:=VLOOKUP([.$A7];[.F$29:.G$35];2)" office:value-type="string" office:string-value="D" calcext:value-type="string">
            <text:p>D</text:p>
          </table:table-cell>
          <table:table-cell table:style-name="ce9" table:formula="of:=IF([.$A7]&gt;=[.H$28];COM.MICROSOFT.CEILING.MATH(([.$A7]-[.H$28])/[.H$27];1;0);0)" office:value-type="float" office:value="16" calcext:value-type="float">
            <text:p>16</text:p>
          </table:table-cell>
          <table:table-cell table:style-name="ce9" table:formula="of:=VLOOKUP([.$A7];[.H$29:.I$35];2)" office:value-type="string" office:string-value="C" calcext:value-type="string">
            <text:p>C</text:p>
          </table:table-cell>
          <table:table-cell table:style-name="ce9" table:formula="of:=IF([.$A7]&gt;=[.J$28];COM.MICROSOFT.CEILING.MATH(([.$A7]-[.J$28])/[.J$27];1;0);0)" office:value-type="float" office:value="8" calcext:value-type="float">
            <text:p>8</text:p>
          </table:table-cell>
          <table:table-cell table:style-name="ce9" table:formula="of:=VLOOKUP([.$A7];[.J$29:.K$35];2)" office:value-type="string" office:string-value="D" calcext:value-type="string">
            <text:p>D</text:p>
          </table:table-cell>
          <table:table-cell table:style-name="ce9"/>
          <table:table-cell table:style-name="ce15" office:value-type="float" office:value="7" calcext:value-type="float">
            <text:p>7</text:p>
          </table:table-cell>
          <table:table-cell/>
          <table:table-cell table:style-name="ce19" table:formula="of:=COM.MICROSOFT.TEXTJOIN(&quot;-&quot;;0;[.B7];[.C7])" office:value-type="string" office:string-value="131-134" calcext:value-type="string">
            <text:p>131-134</text:p>
          </table:table-cell>
          <table:table-cell table:style-name="ce21" table:formula="of:=COM.MICROSOFT.TEXTJOIN(&quot;&quot;;0;[.D7];[.E7];IF(ISTEXT([.E7]);VLOOKUP([.$A$2];[$CRITICAL_TYPE_PROFILES.$A$1:$CRITICAL_TYPE_PROFILES.$Z$24];[.$M6];0);&quot;&quot;))" office:value-type="string" office:string-value="26ES" calcext:value-type="string">
            <text:p>26ES</text:p>
          </table:table-cell>
          <table:table-cell table:style-name="ce16" table:formula="of:=COM.MICROSOFT.TEXTJOIN(&quot;&quot;;0;[.F7];[.G7];IF(ISTEXT([.G7]);VLOOKUP([.$A$2];[$CRITICAL_TYPE_PROFILES.$A$1:$CRITICAL_TYPE_PROFILES.$Z$24];[.$M7];0);&quot;&quot;))" office:value-type="string" office:string-value="19DS" calcext:value-type="string">
            <text:p>19DS</text:p>
          </table:table-cell>
          <table:table-cell table:style-name="ce16" table:formula="of:=COM.MICROSOFT.TEXTJOIN(&quot;&quot;;0;[.H7];[.I7];IF(ISTEXT([.I7]);VLOOKUP([.$A$2];[$CRITICAL_TYPE_PROFILES.$A$1:$CRITICAL_TYPE_PROFILES.$Z$24];[.$M8];0);&quot;&quot;))" office:value-type="string" office:string-value="16CS" calcext:value-type="string">
            <text:p>16CS</text:p>
          </table:table-cell>
          <table:table-cell table:style-name="ce16" table:formula="of:=COM.MICROSOFT.TEXTJOIN(&quot;&quot;;0;[.J7];[.K7];IF(ISTEXT([.K7]);VLOOKUP([.$A$2];[$CRITICAL_TYPE_PROFILES.$A$1:$CRITICAL_TYPE_PROFILES.$Z$24];[.$M9];0);&quot;&quot;))" office:value-type="string" office:string-value="8DS" calcext:value-type="string">
            <text:p>8DS</text:p>
          </table:table-cell>
        </table:table-row>
        <table:table-row table:style-name="ro1">
          <table:table-cell table:style-name="ce5" table:formula="of:=([.B8]+[.C8])/2" office:value-type="float" office:value="128.5" calcext:value-type="float">
            <text:p>128,50</text:p>
          </table:table-cell>
          <table:table-cell table:formula="of:=[.C9]+1"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style-name="ce9" table:formula="of:=IF([.$A8]&gt;=[.D$28];COM.MICROSOFT.CEILING.MATH(([.$A8]-[.D$28])/[.D$27];1;0);0)" office:value-type="float" office:value="24" calcext:value-type="float">
            <text:p>24</text:p>
          </table:table-cell>
          <table:table-cell table:style-name="ce9" table:formula="of:=VLOOKUP([.$A8];[.D$29:.E$35];2)" office:value-type="string" office:string-value="E" calcext:value-type="string">
            <text:p>E</text:p>
          </table:table-cell>
          <table:table-cell table:style-name="ce9" table:formula="of:=IF([.$A8]&gt;=[.F$28];COM.MICROSOFT.CEILING.MATH(([.$A8]-[.F$28])/[.F$27];1;0);0)" office:value-type="float" office:value="17" calcext:value-type="float">
            <text:p>17</text:p>
          </table:table-cell>
          <table:table-cell table:style-name="ce9" table:formula="of:=VLOOKUP([.$A8];[.F$29:.G$35];2)" office:value-type="string" office:string-value="D" calcext:value-type="string">
            <text:p>D</text:p>
          </table:table-cell>
          <table:table-cell table:style-name="ce9" table:formula="of:=IF([.$A8]&gt;=[.H$28];COM.MICROSOFT.CEILING.MATH(([.$A8]-[.H$28])/[.H$27];1;0);0)" office:value-type="float" office:value="15" calcext:value-type="float">
            <text:p>15</text:p>
          </table:table-cell>
          <table:table-cell table:style-name="ce9" table:formula="of:=VLOOKUP([.$A8];[.H$29:.I$35];2)" office:value-type="string" office:string-value="C" calcext:value-type="string">
            <text:p>C</text:p>
          </table:table-cell>
          <table:table-cell table:style-name="ce9" table:formula="of:=IF([.$A8]&gt;=[.J$28];COM.MICROSOFT.CEILING.MATH(([.$A8]-[.J$28])/[.J$27];1;0);0)" office:value-type="float" office:value="8" calcext:value-type="float">
            <text:p>8</text:p>
          </table:table-cell>
          <table:table-cell table:style-name="ce9" table:formula="of:=VLOOKUP([.$A8];[.J$29:.K$35];2)" office:value-type="string" office:string-value="C" calcext:value-type="string">
            <text:p>C</text:p>
          </table:table-cell>
          <table:table-cell table:style-name="ce9"/>
          <table:table-cell table:style-name="ce15" office:value-type="float" office:value="8" calcext:value-type="float">
            <text:p>8</text:p>
          </table:table-cell>
          <table:table-cell/>
          <table:table-cell table:style-name="ce19" table:formula="of:=COM.MICROSOFT.TEXTJOIN(&quot;-&quot;;0;[.B8];[.C8])" office:value-type="string" office:string-value="127-130" calcext:value-type="string">
            <text:p>127-130</text:p>
          </table:table-cell>
          <table:table-cell table:style-name="ce21" table:formula="of:=COM.MICROSOFT.TEXTJOIN(&quot;&quot;;0;[.D8];[.E8];IF(ISTEXT([.E8]);VLOOKUP([.$A$2];[$CRITICAL_TYPE_PROFILES.$A$1:$CRITICAL_TYPE_PROFILES.$Z$24];[.$M7];0);&quot;&quot;))" office:value-type="string" office:string-value="24ES" calcext:value-type="string">
            <text:p>24ES</text:p>
          </table:table-cell>
          <table:table-cell table:style-name="ce16" table:formula="of:=COM.MICROSOFT.TEXTJOIN(&quot;&quot;;0;[.F8];[.G8];IF(ISTEXT([.G8]);VLOOKUP([.$A$2];[$CRITICAL_TYPE_PROFILES.$A$1:$CRITICAL_TYPE_PROFILES.$Z$24];[.$M8];0);&quot;&quot;))" office:value-type="string" office:string-value="17DS" calcext:value-type="string">
            <text:p>17DS</text:p>
          </table:table-cell>
          <table:table-cell table:style-name="ce16" table:formula="of:=COM.MICROSOFT.TEXTJOIN(&quot;&quot;;0;[.H8];[.I8];IF(ISTEXT([.I8]);VLOOKUP([.$A$2];[$CRITICAL_TYPE_PROFILES.$A$1:$CRITICAL_TYPE_PROFILES.$Z$24];[.$M9];0);&quot;&quot;))" office:value-type="string" office:string-value="15CS" calcext:value-type="string">
            <text:p>15CS</text:p>
          </table:table-cell>
          <table:table-cell table:style-name="ce16" table:formula="of:=COM.MICROSOFT.TEXTJOIN(&quot;&quot;;0;[.J8];[.K8];IF(ISTEXT([.K8]);VLOOKUP([.$A$2];[$CRITICAL_TYPE_PROFILES.$A$1:$CRITICAL_TYPE_PROFILES.$Z$24];[.$M10];0);&quot;&quot;))" office:value-type="string" office:string-value="8CS" calcext:value-type="string">
            <text:p>8CS</text:p>
          </table:table-cell>
        </table:table-row>
        <table:table-row table:style-name="ro1">
          <table:table-cell table:style-name="ce5" table:formula="of:=([.B9]+[.C9])/2" office:value-type="float" office:value="124.5" calcext:value-type="float">
            <text:p>124,50</text:p>
          </table:table-cell>
          <table:table-cell table:formula="of:=[.C10]+1"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style-name="ce9" table:formula="of:=IF([.$A9]&gt;=[.D$28];COM.MICROSOFT.CEILING.MATH(([.$A9]-[.D$28])/[.D$27];1;0);0)" office:value-type="float" office:value="22" calcext:value-type="float">
            <text:p>22</text:p>
          </table:table-cell>
          <table:table-cell table:style-name="ce9" table:formula="of:=VLOOKUP([.$A9];[.D$29:.E$35];2)" office:value-type="string" office:string-value="E" calcext:value-type="string">
            <text:p>E</text:p>
          </table:table-cell>
          <table:table-cell table:style-name="ce9" table:formula="of:=IF([.$A9]&gt;=[.F$28];COM.MICROSOFT.CEILING.MATH(([.$A9]-[.F$28])/[.F$27];1;0);0)" office:value-type="float" office:value="16" calcext:value-type="float">
            <text:p>16</text:p>
          </table:table-cell>
          <table:table-cell table:style-name="ce9" table:formula="of:=VLOOKUP([.$A9];[.F$29:.G$35];2)" office:value-type="string" office:string-value="C" calcext:value-type="string">
            <text:p>C</text:p>
          </table:table-cell>
          <table:table-cell table:style-name="ce9" table:formula="of:=IF([.$A9]&gt;=[.H$28];COM.MICROSOFT.CEILING.MATH(([.$A9]-[.H$28])/[.H$27];1;0);0)" office:value-type="float" office:value="13" calcext:value-type="float">
            <text:p>13</text:p>
          </table:table-cell>
          <table:table-cell table:style-name="ce9" table:formula="of:=VLOOKUP([.$A9];[.H$29:.I$35];2)" office:value-type="string" office:string-value="C" calcext:value-type="string">
            <text:p>C</text:p>
          </table:table-cell>
          <table:table-cell table:style-name="ce9" table:formula="of:=IF([.$A9]&gt;=[.J$28];COM.MICROSOFT.CEILING.MATH(([.$A9]-[.J$28])/[.J$27];1;0);0)" office:value-type="float" office:value="7" calcext:value-type="float">
            <text:p>7</text:p>
          </table:table-cell>
          <table:table-cell table:style-name="ce9" table:formula="of:=VLOOKUP([.$A9];[.J$29:.K$35];2)" office:value-type="string" office:string-value="C" calcext:value-type="string">
            <text:p>C</text:p>
          </table:table-cell>
          <table:table-cell table:style-name="ce9"/>
          <table:table-cell table:style-name="ce15" office:value-type="float" office:value="9" calcext:value-type="float">
            <text:p>9</text:p>
          </table:table-cell>
          <table:table-cell/>
          <table:table-cell table:style-name="ce19" table:formula="of:=COM.MICROSOFT.TEXTJOIN(&quot;-&quot;;0;[.B9];[.C9])" office:value-type="string" office:string-value="123-126" calcext:value-type="string">
            <text:p>123-126</text:p>
          </table:table-cell>
          <table:table-cell table:style-name="ce21" table:formula="of:=COM.MICROSOFT.TEXTJOIN(&quot;&quot;;0;[.D9];[.E9];IF(ISTEXT([.E9]);VLOOKUP([.$A$2];[$CRITICAL_TYPE_PROFILES.$A$1:$CRITICAL_TYPE_PROFILES.$Z$24];[.$M8];0);&quot;&quot;))" office:value-type="string" office:string-value="22ES" calcext:value-type="string">
            <text:p>22ES</text:p>
          </table:table-cell>
          <table:table-cell table:style-name="ce16" table:formula="of:=COM.MICROSOFT.TEXTJOIN(&quot;&quot;;0;[.F9];[.G9];IF(ISTEXT([.G9]);VLOOKUP([.$A$2];[$CRITICAL_TYPE_PROFILES.$A$1:$CRITICAL_TYPE_PROFILES.$Z$24];[.$M9];0);&quot;&quot;))" office:value-type="string" office:string-value="16CS" calcext:value-type="string">
            <text:p>16CS</text:p>
          </table:table-cell>
          <table:table-cell table:style-name="ce16" table:formula="of:=COM.MICROSOFT.TEXTJOIN(&quot;&quot;;0;[.H9];[.I9];IF(ISTEXT([.I9]);VLOOKUP([.$A$2];[$CRITICAL_TYPE_PROFILES.$A$1:$CRITICAL_TYPE_PROFILES.$Z$24];[.$M10];0);&quot;&quot;))" office:value-type="string" office:string-value="13CS" calcext:value-type="string">
            <text:p>13CS</text:p>
          </table:table-cell>
          <table:table-cell table:style-name="ce16" table:formula="of:=COM.MICROSOFT.TEXTJOIN(&quot;&quot;;0;[.J9];[.K9];IF(ISTEXT([.K9]);VLOOKUP([.$A$2];[$CRITICAL_TYPE_PROFILES.$A$1:$CRITICAL_TYPE_PROFILES.$Z$24];[.$M11];0);&quot;&quot;))" office:value-type="string" office:string-value="7CS" calcext:value-type="string">
            <text:p>7CS</text:p>
          </table:table-cell>
        </table:table-row>
        <table:table-row table:style-name="ro1">
          <table:table-cell table:style-name="ce5" table:formula="of:=([.B10]+[.C10])/2" office:value-type="float" office:value="120.5" calcext:value-type="float">
            <text:p>120,50</text:p>
          </table:table-cell>
          <table:table-cell table:formula="of:=[.C11]+1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style-name="ce9" table:formula="of:=IF([.$A10]&gt;=[.D$28];COM.MICROSOFT.CEILING.MATH(([.$A10]-[.D$28])/[.D$27];1;0);0)" office:value-type="float" office:value="20" calcext:value-type="float">
            <text:p>20</text:p>
          </table:table-cell>
          <table:table-cell table:style-name="ce9" table:formula="of:=VLOOKUP([.$A10];[.D$29:.E$35];2)" office:value-type="string" office:string-value="D" calcext:value-type="string">
            <text:p>D</text:p>
          </table:table-cell>
          <table:table-cell table:style-name="ce9" table:formula="of:=IF([.$A10]&gt;=[.F$28];COM.MICROSOFT.CEILING.MATH(([.$A10]-[.F$28])/[.F$27];1;0);0)" office:value-type="float" office:value="14" calcext:value-type="float">
            <text:p>14</text:p>
          </table:table-cell>
          <table:table-cell table:style-name="ce9" table:formula="of:=VLOOKUP([.$A10];[.F$29:.G$35];2)" office:value-type="string" office:string-value="C" calcext:value-type="string">
            <text:p>C</text:p>
          </table:table-cell>
          <table:table-cell table:style-name="ce9" table:formula="of:=IF([.$A10]&gt;=[.H$28];COM.MICROSOFT.CEILING.MATH(([.$A10]-[.H$28])/[.H$27];1;0);0)" office:value-type="float" office:value="12" calcext:value-type="float">
            <text:p>12</text:p>
          </table:table-cell>
          <table:table-cell table:style-name="ce9" table:formula="of:=VLOOKUP([.$A10];[.H$29:.I$35];2)" office:value-type="string" office:string-value="B" calcext:value-type="string">
            <text:p>B</text:p>
          </table:table-cell>
          <table:table-cell table:style-name="ce9" table:formula="of:=IF([.$A10]&gt;=[.J$28];COM.MICROSOFT.CEILING.MATH(([.$A10]-[.J$28])/[.J$27];1;0);0)" office:value-type="float" office:value="7" calcext:value-type="float">
            <text:p>7</text:p>
          </table:table-cell>
          <table:table-cell table:style-name="ce9" table:formula="of:=VLOOKUP([.$A10];[.J$29:.K$35];2)" office:value-type="string" office:string-value="B" calcext:value-type="string">
            <text:p>B</text:p>
          </table:table-cell>
          <table:table-cell table:style-name="ce9"/>
          <table:table-cell table:style-name="ce15" office:value-type="float" office:value="10" calcext:value-type="float">
            <text:p>10</text:p>
          </table:table-cell>
          <table:table-cell/>
          <table:table-cell table:style-name="ce19" table:formula="of:=COM.MICROSOFT.TEXTJOIN(&quot;-&quot;;0;[.B10];[.C10])" office:value-type="string" office:string-value="119-122" calcext:value-type="string">
            <text:p>119-122</text:p>
          </table:table-cell>
          <table:table-cell table:style-name="ce21" table:formula="of:=COM.MICROSOFT.TEXTJOIN(&quot;&quot;;0;[.D10];[.E10];IF(ISTEXT([.E10]);VLOOKUP([.$A$2];[$CRITICAL_TYPE_PROFILES.$A$1:$CRITICAL_TYPE_PROFILES.$Z$24];[.$M9];0);&quot;&quot;))" office:value-type="string" office:string-value="20DS" calcext:value-type="string">
            <text:p>20DS</text:p>
          </table:table-cell>
          <table:table-cell table:style-name="ce16" table:formula="of:=COM.MICROSOFT.TEXTJOIN(&quot;&quot;;0;[.F10];[.G10];IF(ISTEXT([.G10]);VLOOKUP([.$A$2];[$CRITICAL_TYPE_PROFILES.$A$1:$CRITICAL_TYPE_PROFILES.$Z$24];[.$M10];0);&quot;&quot;))" office:value-type="string" office:string-value="14CS" calcext:value-type="string">
            <text:p>14CS</text:p>
          </table:table-cell>
          <table:table-cell table:style-name="ce16" table:formula="of:=COM.MICROSOFT.TEXTJOIN(&quot;&quot;;0;[.H10];[.I10];IF(ISTEXT([.I10]);VLOOKUP([.$A$2];[$CRITICAL_TYPE_PROFILES.$A$1:$CRITICAL_TYPE_PROFILES.$Z$24];[.$M11];0);&quot;&quot;))" office:value-type="string" office:string-value="12BS" calcext:value-type="string">
            <text:p>12BS</text:p>
          </table:table-cell>
          <table:table-cell table:style-name="ce16" table:formula="of:=COM.MICROSOFT.TEXTJOIN(&quot;&quot;;0;[.J10];[.K10];IF(ISTEXT([.K10]);VLOOKUP([.$A$2];[$CRITICAL_TYPE_PROFILES.$A$1:$CRITICAL_TYPE_PROFILES.$Z$24];[.$M12];0);&quot;&quot;))" office:value-type="string" office:string-value="7BS" calcext:value-type="string">
            <text:p>7BS</text:p>
          </table:table-cell>
        </table:table-row>
        <table:table-row table:style-name="ro1">
          <table:table-cell table:style-name="ce5" table:formula="of:=([.B11]+[.C11])/2" office:value-type="float" office:value="117" calcext:value-type="float">
            <text:p>117,00</text:p>
          </table:table-cell>
          <table:table-cell table:formula="of:=[.C12]+1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9" table:formula="of:=IF([.$A11]&gt;=[.D$28];COM.MICROSOFT.CEILING.MATH(([.$A11]-[.D$28])/[.D$27];1;0);0)" office:value-type="float" office:value="18" calcext:value-type="float">
            <text:p>18</text:p>
          </table:table-cell>
          <table:table-cell table:style-name="ce9" table:formula="of:=VLOOKUP([.$A11];[.D$29:.E$35];2)" office:value-type="string" office:string-value="D" calcext:value-type="string">
            <text:p>D</text:p>
          </table:table-cell>
          <table:table-cell table:style-name="ce9" table:formula="of:=IF([.$A11]&gt;=[.F$28];COM.MICROSOFT.CEILING.MATH(([.$A11]-[.F$28])/[.F$27];1;0);0)" office:value-type="float" office:value="13" calcext:value-type="float">
            <text:p>13</text:p>
          </table:table-cell>
          <table:table-cell table:style-name="ce9" table:formula="of:=VLOOKUP([.$A11];[.F$29:.G$35];2)" office:value-type="string" office:string-value="C" calcext:value-type="string">
            <text:p>C</text:p>
          </table:table-cell>
          <table:table-cell table:style-name="ce9" table:formula="of:=IF([.$A11]&gt;=[.H$28];COM.MICROSOFT.CEILING.MATH(([.$A11]-[.H$28])/[.H$27];1;0);0)" office:value-type="float" office:value="11" calcext:value-type="float">
            <text:p>11</text:p>
          </table:table-cell>
          <table:table-cell table:style-name="ce9" table:formula="of:=VLOOKUP([.$A11];[.H$29:.I$35];2)" office:value-type="string" office:string-value="B" calcext:value-type="string">
            <text:p>B</text:p>
          </table:table-cell>
          <table:table-cell table:style-name="ce9" table:formula="of:=IF([.$A11]&gt;=[.J$28];COM.MICROSOFT.CEILING.MATH(([.$A11]-[.J$28])/[.J$27];1;0);0)" office:value-type="float" office:value="6" calcext:value-type="float">
            <text:p>6</text:p>
          </table:table-cell>
          <table:table-cell table:style-name="ce9" table:formula="of:=VLOOKUP([.$A11];[.J$29:.K$35];2)" office:value-type="string" office:string-value="A" calcext:value-type="string">
            <text:p>A</text:p>
          </table:table-cell>
          <table:table-cell table:style-name="ce9"/>
          <table:table-cell table:style-name="ce15" office:value-type="float" office:value="11" calcext:value-type="float">
            <text:p>11</text:p>
          </table:table-cell>
          <table:table-cell/>
          <table:table-cell table:style-name="ce19" table:formula="of:=COM.MICROSOFT.TEXTJOIN(&quot;-&quot;;0;[.B11];[.C11])" office:value-type="string" office:string-value="116-118" calcext:value-type="string">
            <text:p>116-118</text:p>
          </table:table-cell>
          <table:table-cell table:style-name="ce21" table:formula="of:=COM.MICROSOFT.TEXTJOIN(&quot;&quot;;0;[.D11];[.E11];IF(ISTEXT([.E11]);VLOOKUP([.$A$2];[$CRITICAL_TYPE_PROFILES.$A$1:$CRITICAL_TYPE_PROFILES.$Z$24];[.$M10];0);&quot;&quot;))" office:value-type="string" office:string-value="18DS" calcext:value-type="string">
            <text:p>18DS</text:p>
          </table:table-cell>
          <table:table-cell table:style-name="ce16" table:formula="of:=COM.MICROSOFT.TEXTJOIN(&quot;&quot;;0;[.F11];[.G11];IF(ISTEXT([.G11]);VLOOKUP([.$A$2];[$CRITICAL_TYPE_PROFILES.$A$1:$CRITICAL_TYPE_PROFILES.$Z$24];[.$M11];0);&quot;&quot;))" office:value-type="string" office:string-value="13CS" calcext:value-type="string">
            <text:p>13CS</text:p>
          </table:table-cell>
          <table:table-cell table:style-name="ce16" table:formula="of:=COM.MICROSOFT.TEXTJOIN(&quot;&quot;;0;[.H11];[.I11];IF(ISTEXT([.I11]);VLOOKUP([.$A$2];[$CRITICAL_TYPE_PROFILES.$A$1:$CRITICAL_TYPE_PROFILES.$Z$24];[.$M12];0);&quot;&quot;))" office:value-type="string" office:string-value="11BS" calcext:value-type="string">
            <text:p>11BS</text:p>
          </table:table-cell>
          <table:table-cell table:style-name="ce16" table:formula="of:=COM.MICROSOFT.TEXTJOIN(&quot;&quot;;0;[.J11];[.K11];IF(ISTEXT([.K11]);VLOOKUP([.$A$2];[$CRITICAL_TYPE_PROFILES.$A$1:$CRITICAL_TYPE_PROFILES.$Z$24];[.$M13];0);&quot;&quot;))" office:value-type="string" office:string-value="6AS" calcext:value-type="string">
            <text:p>6AS</text:p>
          </table:table-cell>
        </table:table-row>
        <table:table-row table:style-name="ro1">
          <table:table-cell table:style-name="ce5" table:formula="of:=([.B12]+[.C12])/2" office:value-type="float" office:value="113.5" calcext:value-type="float">
            <text:p>113,50</text:p>
          </table:table-cell>
          <table:table-cell table:formula="of:=[.C13]+1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style-name="ce9" table:formula="of:=IF([.$A12]&gt;=[.D$28];COM.MICROSOFT.CEILING.MATH(([.$A12]-[.D$28])/[.D$27];1;0);0)" office:value-type="float" office:value="16" calcext:value-type="float">
            <text:p>16</text:p>
          </table:table-cell>
          <table:table-cell table:style-name="ce9" table:formula="of:=VLOOKUP([.$A12];[.D$29:.E$35];2)" office:value-type="string" office:string-value="C" calcext:value-type="string">
            <text:p>C</text:p>
          </table:table-cell>
          <table:table-cell table:style-name="ce9" table:formula="of:=IF([.$A12]&gt;=[.F$28];COM.MICROSOFT.CEILING.MATH(([.$A12]-[.F$28])/[.F$27];1;0);0)" office:value-type="float" office:value="12" calcext:value-type="float">
            <text:p>12</text:p>
          </table:table-cell>
          <table:table-cell table:style-name="ce9" table:formula="of:=VLOOKUP([.$A12];[.F$29:.G$35];2)" office:value-type="string" office:string-value="B" calcext:value-type="string">
            <text:p>B</text:p>
          </table:table-cell>
          <table:table-cell table:style-name="ce9" table:formula="of:=IF([.$A12]&gt;=[.H$28];COM.MICROSOFT.CEILING.MATH(([.$A12]-[.H$28])/[.H$27];1;0);0)" office:value-type="float" office:value="10" calcext:value-type="float">
            <text:p>10</text:p>
          </table:table-cell>
          <table:table-cell table:style-name="ce9" table:formula="of:=VLOOKUP([.$A12];[.H$29:.I$35];2)" office:value-type="string" office:string-value="B" calcext:value-type="string">
            <text:p>B</text:p>
          </table:table-cell>
          <table:table-cell table:style-name="ce9" table:formula="of:=IF([.$A12]&gt;=[.J$28];COM.MICROSOFT.CEILING.MATH(([.$A12]-[.J$28])/[.J$27];1;0);0)" office:value-type="float" office:value="6" calcext:value-type="float">
            <text:p>6</text:p>
          </table:table-cell>
          <table:table-cell table:style-name="ce9" table:formula="of:=VLOOKUP([.$A12];[.J$29:.K$35];2)" office:value-type="string" office:string-value="A" calcext:value-type="string">
            <text:p>A</text:p>
          </table:table-cell>
          <table:table-cell table:style-name="ce9"/>
          <table:table-cell table:style-name="ce15" office:value-type="float" office:value="12" calcext:value-type="float">
            <text:p>12</text:p>
          </table:table-cell>
          <table:table-cell/>
          <table:table-cell table:style-name="ce19" table:formula="of:=COM.MICROSOFT.TEXTJOIN(&quot;-&quot;;0;[.B12];[.C12])" office:value-type="string" office:string-value="112-115" calcext:value-type="string">
            <text:p>112-115</text:p>
          </table:table-cell>
          <table:table-cell table:style-name="ce21" table:formula="of:=COM.MICROSOFT.TEXTJOIN(&quot;&quot;;0;[.D12];[.E12];IF(ISTEXT([.E12]);VLOOKUP([.$A$2];[$CRITICAL_TYPE_PROFILES.$A$1:$CRITICAL_TYPE_PROFILES.$Z$24];[.$M11];0);&quot;&quot;))" office:value-type="string" office:string-value="16CS" calcext:value-type="string">
            <text:p>16CS</text:p>
          </table:table-cell>
          <table:table-cell table:style-name="ce16" table:formula="of:=COM.MICROSOFT.TEXTJOIN(&quot;&quot;;0;[.F12];[.G12];IF(ISTEXT([.G12]);VLOOKUP([.$A$2];[$CRITICAL_TYPE_PROFILES.$A$1:$CRITICAL_TYPE_PROFILES.$Z$24];[.$M12];0);&quot;&quot;))" office:value-type="string" office:string-value="12BS" calcext:value-type="string">
            <text:p>12BS</text:p>
          </table:table-cell>
          <table:table-cell table:style-name="ce16" table:formula="of:=COM.MICROSOFT.TEXTJOIN(&quot;&quot;;0;[.H12];[.I12];IF(ISTEXT([.I12]);VLOOKUP([.$A$2];[$CRITICAL_TYPE_PROFILES.$A$1:$CRITICAL_TYPE_PROFILES.$Z$24];[.$M13];0);&quot;&quot;))" office:value-type="string" office:string-value="10BS" calcext:value-type="string">
            <text:p>10BS</text:p>
          </table:table-cell>
          <table:table-cell table:style-name="ce16" table:formula="of:=COM.MICROSOFT.TEXTJOIN(&quot;&quot;;0;[.J12];[.K12];IF(ISTEXT([.K12]);VLOOKUP([.$A$2];[$CRITICAL_TYPE_PROFILES.$A$1:$CRITICAL_TYPE_PROFILES.$Z$24];[.$M14];0);&quot;&quot;))" office:value-type="string" office:string-value="6AS" calcext:value-type="string">
            <text:p>6AS</text:p>
          </table:table-cell>
        </table:table-row>
        <table:table-row table:style-name="ro1">
          <table:table-cell table:style-name="ce5" table:formula="of:=([.B13]+[.C13])/2" office:value-type="float" office:value="109.5" calcext:value-type="float">
            <text:p>109,50</text:p>
          </table:table-cell>
          <table:table-cell table:formula="of:=[.C14]+1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style-name="ce9" table:formula="of:=IF([.$A13]&gt;=[.D$28];COM.MICROSOFT.CEILING.MATH(([.$A13]-[.D$28])/[.D$27];1;0);0)" office:value-type="float" office:value="14" calcext:value-type="float">
            <text:p>14</text:p>
          </table:table-cell>
          <table:table-cell table:style-name="ce9" table:formula="of:=VLOOKUP([.$A13];[.D$29:.E$35];2)" office:value-type="string" office:string-value="C" calcext:value-type="string">
            <text:p>C</text:p>
          </table:table-cell>
          <table:table-cell table:style-name="ce9" table:formula="of:=IF([.$A13]&gt;=[.F$28];COM.MICROSOFT.CEILING.MATH(([.$A13]-[.F$28])/[.F$27];1;0);0)" office:value-type="float" office:value="10" calcext:value-type="float">
            <text:p>10</text:p>
          </table:table-cell>
          <table:table-cell table:style-name="ce9" table:formula="of:=VLOOKUP([.$A13];[.F$29:.G$35];2)" office:value-type="string" office:string-value="B" calcext:value-type="string">
            <text:p>B</text:p>
          </table:table-cell>
          <table:table-cell table:style-name="ce9" table:formula="of:=IF([.$A13]&gt;=[.H$28];COM.MICROSOFT.CEILING.MATH(([.$A13]-[.H$28])/[.H$27];1;0);0)" office:value-type="float" office:value="9" calcext:value-type="float">
            <text:p>9</text:p>
          </table:table-cell>
          <table:table-cell table:style-name="ce9" table:formula="of:=VLOOKUP([.$A13];[.H$29:.I$35];2)" office:value-type="string" office:string-value="A" calcext:value-type="string">
            <text:p>A</text:p>
          </table:table-cell>
          <table:table-cell table:style-name="ce9" table:formula="of:=IF([.$A13]&gt;=[.J$28];COM.MICROSOFT.CEILING.MATH(([.$A13]-[.J$28])/[.J$27];1;0);0)" office:value-type="float" office:value="5" calcext:value-type="float">
            <text:p>5</text:p>
          </table:table-cell>
          <table:table-cell table:style-name="ce9" table:formula="of:=VLOOKUP([.$A13];[.J$29:.K$35];2)" office:value-type="string" office:string-value="A" calcext:value-type="string">
            <text:p>A</text:p>
          </table:table-cell>
          <table:table-cell table:style-name="ce9"/>
          <table:table-cell table:style-name="ce15" office:value-type="float" office:value="13" calcext:value-type="float">
            <text:p>13</text:p>
          </table:table-cell>
          <table:table-cell/>
          <table:table-cell table:style-name="ce19" table:formula="of:=COM.MICROSOFT.TEXTJOIN(&quot;-&quot;;0;[.B13];[.C13])" office:value-type="string" office:string-value="108-111" calcext:value-type="string">
            <text:p>108-111</text:p>
          </table:table-cell>
          <table:table-cell table:style-name="ce21" table:formula="of:=COM.MICROSOFT.TEXTJOIN(&quot;&quot;;0;[.D13];[.E13];IF(ISTEXT([.E13]);VLOOKUP([.$A$2];[$CRITICAL_TYPE_PROFILES.$A$1:$CRITICAL_TYPE_PROFILES.$Z$24];[.$M12];0);&quot;&quot;))" office:value-type="string" office:string-value="14CS" calcext:value-type="string">
            <text:p>14CS</text:p>
          </table:table-cell>
          <table:table-cell table:style-name="ce16" table:formula="of:=COM.MICROSOFT.TEXTJOIN(&quot;&quot;;0;[.F13];[.G13];IF(ISTEXT([.G13]);VLOOKUP([.$A$2];[$CRITICAL_TYPE_PROFILES.$A$1:$CRITICAL_TYPE_PROFILES.$Z$24];[.$M13];0);&quot;&quot;))" office:value-type="string" office:string-value="10BS" calcext:value-type="string">
            <text:p>10BS</text:p>
          </table:table-cell>
          <table:table-cell table:style-name="ce16" table:formula="of:=COM.MICROSOFT.TEXTJOIN(&quot;&quot;;0;[.H13];[.I13];IF(ISTEXT([.I13]);VLOOKUP([.$A$2];[$CRITICAL_TYPE_PROFILES.$A$1:$CRITICAL_TYPE_PROFILES.$Z$24];[.$M14];0);&quot;&quot;))" office:value-type="string" office:string-value="9AS" calcext:value-type="string">
            <text:p>9AS</text:p>
          </table:table-cell>
          <table:table-cell table:style-name="ce16" table:formula="of:=COM.MICROSOFT.TEXTJOIN(&quot;&quot;;0;[.J13];[.K13];IF(ISTEXT([.K13]);VLOOKUP([.$A$2];[$CRITICAL_TYPE_PROFILES.$A$1:$CRITICAL_TYPE_PROFILES.$Z$24];[.$M15];0);&quot;&quot;))" office:value-type="string" office:string-value="5AS" calcext:value-type="string">
            <text:p>5AS</text:p>
          </table:table-cell>
        </table:table-row>
        <table:table-row table:style-name="ro1">
          <table:table-cell table:style-name="ce5" table:formula="of:=([.B14]+[.C14])/2" office:value-type="float" office:value="105.5" calcext:value-type="float">
            <text:p>105,50</text:p>
          </table:table-cell>
          <table:table-cell table:formula="of:=[.C15]+1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style-name="ce9" table:formula="of:=IF([.$A14]&gt;=[.D$28];COM.MICROSOFT.CEILING.MATH(([.$A14]-[.D$28])/[.D$27];1;0);0)" office:value-type="float" office:value="12" calcext:value-type="float">
            <text:p>12</text:p>
          </table:table-cell>
          <table:table-cell table:style-name="ce9" table:formula="of:=VLOOKUP([.$A14];[.D$29:.E$35];2)" office:value-type="string" office:string-value="B" calcext:value-type="string">
            <text:p>B</text:p>
          </table:table-cell>
          <table:table-cell table:style-name="ce9" table:formula="of:=IF([.$A14]&gt;=[.F$28];COM.MICROSOFT.CEILING.MATH(([.$A14]-[.F$28])/[.F$27];1;0);0)" office:value-type="float" office:value="9" calcext:value-type="float">
            <text:p>9</text:p>
          </table:table-cell>
          <table:table-cell table:style-name="ce9" table:formula="of:=VLOOKUP([.$A14];[.F$29:.G$35];2)" office:value-type="string" office:string-value="A" calcext:value-type="string">
            <text:p>A</text:p>
          </table:table-cell>
          <table:table-cell table:style-name="ce9" table:formula="of:=IF([.$A14]&gt;=[.H$28];COM.MICROSOFT.CEILING.MATH(([.$A14]-[.H$28])/[.H$27];1;0);0)" office:value-type="float" office:value="8" calcext:value-type="float">
            <text:p>8</text:p>
          </table:table-cell>
          <table:table-cell table:style-name="ce9" table:formula="of:=VLOOKUP([.$A14];[.H$29:.I$35];2)" office:value-type="string" office:string-value="A" calcext:value-type="string">
            <text:p>A</text:p>
          </table:table-cell>
          <table:table-cell table:style-name="ce9" table:formula="of:=IF([.$A14]&gt;=[.J$28];COM.MICROSOFT.CEILING.MATH(([.$A14]-[.J$28])/[.J$27];1;0);0)" office:value-type="float" office:value="5" calcext:value-type="float">
            <text:p>5</text:p>
          </table:table-cell>
          <table:table-cell table:style-name="ce9" table:formula="of:=VLOOKUP([.$A14];[.J$29:.K$35];2)" office:value-type="string" office:string-value="A" calcext:value-type="string">
            <text:p>A</text:p>
          </table:table-cell>
          <table:table-cell table:style-name="ce9"/>
          <table:table-cell table:style-name="ce15" office:value-type="float" office:value="14" calcext:value-type="float">
            <text:p>14</text:p>
          </table:table-cell>
          <table:table-cell/>
          <table:table-cell table:style-name="ce19" table:formula="of:=COM.MICROSOFT.TEXTJOIN(&quot;-&quot;;0;[.B14];[.C14])" office:value-type="string" office:string-value="104-107" calcext:value-type="string">
            <text:p>104-107</text:p>
          </table:table-cell>
          <table:table-cell table:style-name="ce21" table:formula="of:=COM.MICROSOFT.TEXTJOIN(&quot;&quot;;0;[.D14];[.E14];IF(ISTEXT([.E14]);VLOOKUP([.$A$2];[$CRITICAL_TYPE_PROFILES.$A$1:$CRITICAL_TYPE_PROFILES.$Z$24];[.$M13];0);&quot;&quot;))" office:value-type="string" office:string-value="12BS" calcext:value-type="string">
            <text:p>12BS</text:p>
          </table:table-cell>
          <table:table-cell table:style-name="ce16" table:formula="of:=COM.MICROSOFT.TEXTJOIN(&quot;&quot;;0;[.F14];[.G14];IF(ISTEXT([.G14]);VLOOKUP([.$A$2];[$CRITICAL_TYPE_PROFILES.$A$1:$CRITICAL_TYPE_PROFILES.$Z$24];[.$M14];0);&quot;&quot;))" office:value-type="string" office:string-value="9AS" calcext:value-type="string">
            <text:p>9AS</text:p>
          </table:table-cell>
          <table:table-cell table:style-name="ce16" table:formula="of:=COM.MICROSOFT.TEXTJOIN(&quot;&quot;;0;[.H14];[.I14];IF(ISTEXT([.I14]);VLOOKUP([.$A$2];[$CRITICAL_TYPE_PROFILES.$A$1:$CRITICAL_TYPE_PROFILES.$Z$24];[.$M15];0);&quot;&quot;))" office:value-type="string" office:string-value="8AS" calcext:value-type="string">
            <text:p>8AS</text:p>
          </table:table-cell>
          <table:table-cell table:style-name="ce16" table:formula="of:=COM.MICROSOFT.TEXTJOIN(&quot;&quot;;0;[.J14];[.K14];IF(ISTEXT([.K14]);VLOOKUP([.$A$2];[$CRITICAL_TYPE_PROFILES.$A$1:$CRITICAL_TYPE_PROFILES.$Z$24];[.$M16];0);&quot;&quot;))" office:value-type="string" office:string-value="5AS" calcext:value-type="string">
            <text:p>5AS</text:p>
          </table:table-cell>
        </table:table-row>
        <table:table-row table:style-name="ro1">
          <table:table-cell table:style-name="ce5" table:formula="of:=([.B15]+[.C15])/2" office:value-type="float" office:value="101.5" calcext:value-type="float">
            <text:p>101,50</text:p>
          </table:table-cell>
          <table:table-cell table:formula="of:=[.C16]+1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style-name="ce9" table:formula="of:=IF([.$A15]&gt;=[.D$28];COM.MICROSOFT.CEILING.MATH(([.$A15]-[.D$28])/[.D$27];1;0);0)" office:value-type="float" office:value="9" calcext:value-type="float">
            <text:p>9</text:p>
          </table:table-cell>
          <table:table-cell table:style-name="ce9" table:formula="of:=VLOOKUP([.$A15];[.D$29:.E$35];2)" office:value-type="string" office:string-value="B" calcext:value-type="string">
            <text:p>B</text:p>
          </table:table-cell>
          <table:table-cell table:style-name="ce9" table:formula="of:=IF([.$A15]&gt;=[.F$28];COM.MICROSOFT.CEILING.MATH(([.$A15]-[.F$28])/[.F$27];1;0);0)" office:value-type="float" office:value="7" calcext:value-type="float">
            <text:p>7</text:p>
          </table:table-cell>
          <table:table-cell table:style-name="ce9" table:formula="of:=VLOOKUP([.$A15];[.F$29:.G$35];2)" office:value-type="string" office:string-value="A" calcext:value-type="string">
            <text:p>A</text:p>
          </table:table-cell>
          <table:table-cell table:style-name="ce9" table:formula="of:=IF([.$A15]&gt;=[.H$28];COM.MICROSOFT.CEILING.MATH(([.$A15]-[.H$28])/[.H$27];1;0);0)" office:value-type="float" office:value="7" calcext:value-type="float">
            <text:p>7</text:p>
          </table:table-cell>
          <table:table-cell table:style-name="ce9" table:formula="of:=VLOOKUP([.$A15];[.H$29:.I$35];2)" office:value-type="string" office:string-value="A" calcext:value-type="string">
            <text:p>A</text:p>
          </table:table-cell>
          <table:table-cell table:style-name="ce9" table:formula="of:=IF([.$A15]&gt;=[.J$28];COM.MICROSOFT.CEILING.MATH(([.$A15]-[.J$28])/[.J$27];1;0);0)" office:value-type="float" office:value="4" calcext:value-type="float">
            <text:p>4</text:p>
          </table:table-cell>
          <table:table-cell table:style-name="ce9" table:formula="of:=VLOOKUP([.$A15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15" calcext:value-type="float">
            <text:p>15</text:p>
          </table:table-cell>
          <table:table-cell/>
          <table:table-cell table:style-name="ce19" table:formula="of:=COM.MICROSOFT.TEXTJOIN(&quot;-&quot;;0;[.B15];[.C15])" office:value-type="string" office:string-value="100-103" calcext:value-type="string">
            <text:p>100-103</text:p>
          </table:table-cell>
          <table:table-cell table:style-name="ce21" table:formula="of:=COM.MICROSOFT.TEXTJOIN(&quot;&quot;;0;[.D15];[.E15];IF(ISTEXT([.E15]);VLOOKUP([.$A$2];[$CRITICAL_TYPE_PROFILES.$A$1:$CRITICAL_TYPE_PROFILES.$Z$24];[.$M14];0);&quot;&quot;))" office:value-type="string" office:string-value="9BS" calcext:value-type="string">
            <text:p>9BS</text:p>
          </table:table-cell>
          <table:table-cell table:style-name="ce16" table:formula="of:=COM.MICROSOFT.TEXTJOIN(&quot;&quot;;0;[.F15];[.G15];IF(ISTEXT([.G15]);VLOOKUP([.$A$2];[$CRITICAL_TYPE_PROFILES.$A$1:$CRITICAL_TYPE_PROFILES.$Z$24];[.$M15];0);&quot;&quot;))" office:value-type="string" office:string-value="7AS" calcext:value-type="string">
            <text:p>7AS</text:p>
          </table:table-cell>
          <table:table-cell table:style-name="ce16" table:formula="of:=COM.MICROSOFT.TEXTJOIN(&quot;&quot;;0;[.H15];[.I15];IF(ISTEXT([.I15]);VLOOKUP([.$A$2];[$CRITICAL_TYPE_PROFILES.$A$1:$CRITICAL_TYPE_PROFILES.$Z$24];[.$M16];0);&quot;&quot;))" office:value-type="string" office:string-value="7AS" calcext:value-type="string">
            <text:p>7AS</text:p>
          </table:table-cell>
          <table:table-cell table:style-name="ce16" table:formula="of:=COM.MICROSOFT.TEXTJOIN(&quot;&quot;;0;[.J15];[.K15];IF(ISTEXT([.K15]);VLOOKUP([.$A$2];[$CRITICAL_TYPE_PROFILES.$A$1:$CRITICAL_TYPE_PROFILES.$Z$24];[.$M17];0);&quot;&quot;))" office:value-type="string" office:string-value="4" calcext:value-type="string">
            <text:p>4</text:p>
          </table:table-cell>
        </table:table-row>
        <table:table-row table:style-name="ro1">
          <table:table-cell table:style-name="ce5" table:formula="of:=([.B16]+[.C16])/2" office:value-type="float" office:value="98" calcext:value-type="float">
            <text:p>98,00</text:p>
          </table:table-cell>
          <table:table-cell table:formula="of:=[.C17]+1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9" table:formula="of:=IF([.$A16]&gt;=[.D$28];COM.MICROSOFT.CEILING.MATH(([.$A16]-[.D$28])/[.D$27];1;0);0)" office:value-type="float" office:value="7" calcext:value-type="float">
            <text:p>7</text:p>
          </table:table-cell>
          <table:table-cell table:style-name="ce9" table:formula="of:=VLOOKUP([.$A16];[.D$29:.E$35];2)" office:value-type="string" office:string-value="B" calcext:value-type="string">
            <text:p>B</text:p>
          </table:table-cell>
          <table:table-cell table:style-name="ce9" table:formula="of:=IF([.$A16]&gt;=[.F$28];COM.MICROSOFT.CEILING.MATH(([.$A16]-[.F$28])/[.F$27];1;0);0)" office:value-type="float" office:value="6" calcext:value-type="float">
            <text:p>6</text:p>
          </table:table-cell>
          <table:table-cell table:style-name="ce9" table:formula="of:=VLOOKUP([.$A16];[.F$29:.G$35];2)" office:value-type="string" office:string-value="A" calcext:value-type="string">
            <text:p>A</text:p>
          </table:table-cell>
          <table:table-cell table:style-name="ce9" table:formula="of:=IF([.$A16]&gt;=[.H$28];COM.MICROSOFT.CEILING.MATH(([.$A16]-[.H$28])/[.H$27];1;0);0)" office:value-type="float" office:value="6" calcext:value-type="float">
            <text:p>6</text:p>
          </table:table-cell>
          <table:table-cell table:style-name="ce9" table:formula="of:=VLOOKUP([.$A16];[.H$29:.I$35];2)" office:value-type="float" office:value="0" calcext:value-type="float">
            <text:p/>
          </table:table-cell>
          <table:table-cell table:style-name="ce9" table:formula="of:=IF([.$A16]&gt;=[.J$28];COM.MICROSOFT.CEILING.MATH(([.$A16]-[.J$28])/[.J$27];1;0);0)" office:value-type="float" office:value="4" calcext:value-type="float">
            <text:p>4</text:p>
          </table:table-cell>
          <table:table-cell table:style-name="ce9" table:formula="of:=VLOOKUP([.$A16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16" calcext:value-type="float">
            <text:p>16</text:p>
          </table:table-cell>
          <table:table-cell/>
          <table:table-cell table:style-name="ce19" table:formula="of:=COM.MICROSOFT.TEXTJOIN(&quot;-&quot;;0;[.B16];[.C16])" office:value-type="string" office:string-value="97-99" calcext:value-type="string">
            <text:p>97-99</text:p>
          </table:table-cell>
          <table:table-cell table:style-name="ce21" table:formula="of:=COM.MICROSOFT.TEXTJOIN(&quot;&quot;;0;[.D16];[.E16];IF(ISTEXT([.E16]);VLOOKUP([.$A$2];[$CRITICAL_TYPE_PROFILES.$A$1:$CRITICAL_TYPE_PROFILES.$Z$24];[.$M15];0);&quot;&quot;))" office:value-type="string" office:string-value="7BS" calcext:value-type="string">
            <text:p>7BS</text:p>
          </table:table-cell>
          <table:table-cell table:style-name="ce16" table:formula="of:=COM.MICROSOFT.TEXTJOIN(&quot;&quot;;0;[.F16];[.G16];IF(ISTEXT([.G16]);VLOOKUP([.$A$2];[$CRITICAL_TYPE_PROFILES.$A$1:$CRITICAL_TYPE_PROFILES.$Z$24];[.$M16];0);&quot;&quot;))" office:value-type="string" office:string-value="6AS" calcext:value-type="string">
            <text:p>6AS</text:p>
          </table:table-cell>
          <table:table-cell table:style-name="ce16" table:formula="of:=COM.MICROSOFT.TEXTJOIN(&quot;&quot;;0;[.H16];[.I16];IF(ISTEXT([.I16]);VLOOKUP([.$A$2];[$CRITICAL_TYPE_PROFILES.$A$1:$CRITICAL_TYPE_PROFILES.$Z$24];[.$M17];0);&quot;&quot;))" office:value-type="string" office:string-value="6" calcext:value-type="string">
            <text:p>6</text:p>
          </table:table-cell>
          <table:table-cell table:style-name="ce16" table:formula="of:=COM.MICROSOFT.TEXTJOIN(&quot;&quot;;0;[.J16];[.K16];IF(ISTEXT([.K16]);VLOOKUP([.$A$2];[$CRITICAL_TYPE_PROFILES.$A$1:$CRITICAL_TYPE_PROFILES.$Z$24];[.$M18];0);&quot;&quot;))" office:value-type="string" office:string-value="4" calcext:value-type="string">
            <text:p>4</text:p>
          </table:table-cell>
        </table:table-row>
        <table:table-row table:style-name="ro1">
          <table:table-cell table:style-name="ce5" table:formula="of:=([.B17]+[.C17])/2" office:value-type="float" office:value="94.5" calcext:value-type="float">
            <text:p>94,50</text:p>
          </table:table-cell>
          <table:table-cell table:formula="of:=[.C18]+1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style-name="ce9" table:formula="of:=IF([.$A17]&gt;=[.D$28];COM.MICROSOFT.CEILING.MATH(([.$A17]-[.D$28])/[.D$27];1;0);0)" office:value-type="float" office:value="6" calcext:value-type="float">
            <text:p>6</text:p>
          </table:table-cell>
          <table:table-cell table:style-name="ce9" table:formula="of:=VLOOKUP([.$A17];[.D$29:.E$35];2)" office:value-type="string" office:string-value="A" calcext:value-type="string">
            <text:p>A</text:p>
          </table:table-cell>
          <table:table-cell table:style-name="ce9" table:formula="of:=IF([.$A17]&gt;=[.F$28];COM.MICROSOFT.CEILING.MATH(([.$A17]-[.F$28])/[.F$27];1;0);0)" office:value-type="float" office:value="5" calcext:value-type="float">
            <text:p>5</text:p>
          </table:table-cell>
          <table:table-cell table:style-name="ce9" table:formula="of:=VLOOKUP([.$A17];[.F$29:.G$35];2)" office:value-type="float" office:value="0" calcext:value-type="float">
            <text:p/>
          </table:table-cell>
          <table:table-cell table:style-name="ce9" table:formula="of:=IF([.$A17]&gt;=[.H$28];COM.MICROSOFT.CEILING.MATH(([.$A17]-[.H$28])/[.H$27];1;0);0)" office:value-type="float" office:value="5" calcext:value-type="float">
            <text:p>5</text:p>
          </table:table-cell>
          <table:table-cell table:style-name="ce9" table:formula="of:=VLOOKUP([.$A17];[.H$29:.I$35];2)" office:value-type="float" office:value="0" calcext:value-type="float">
            <text:p/>
          </table:table-cell>
          <table:table-cell table:style-name="ce9" table:formula="of:=IF([.$A17]&gt;=[.J$28];COM.MICROSOFT.CEILING.MATH(([.$A17]-[.J$28])/[.J$27];1;0);0)" office:value-type="float" office:value="3" calcext:value-type="float">
            <text:p>3</text:p>
          </table:table-cell>
          <table:table-cell table:style-name="ce9" table:formula="of:=VLOOKUP([.$A17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17" calcext:value-type="float">
            <text:p>17</text:p>
          </table:table-cell>
          <table:table-cell/>
          <table:table-cell table:style-name="ce19" table:formula="of:=COM.MICROSOFT.TEXTJOIN(&quot;-&quot;;0;[.B17];[.C17])" office:value-type="string" office:string-value="93-96" calcext:value-type="string">
            <text:p>93-96</text:p>
          </table:table-cell>
          <table:table-cell table:style-name="ce21" table:formula="of:=COM.MICROSOFT.TEXTJOIN(&quot;&quot;;0;[.D17];[.E17];IF(ISTEXT([.E17]);VLOOKUP([.$A$2];[$CRITICAL_TYPE_PROFILES.$A$1:$CRITICAL_TYPE_PROFILES.$Z$24];[.$M16];0);&quot;&quot;))" office:value-type="string" office:string-value="6AS" calcext:value-type="string">
            <text:p>6AS</text:p>
          </table:table-cell>
          <table:table-cell table:style-name="ce16" table:formula="of:=COM.MICROSOFT.TEXTJOIN(&quot;&quot;;0;[.F17];[.G17];IF(ISTEXT([.G17]);VLOOKUP([.$A$2];[$CRITICAL_TYPE_PROFILES.$A$1:$CRITICAL_TYPE_PROFILES.$Z$24];[.$M17];0);&quot;&quot;))" office:value-type="string" office:string-value="5" calcext:value-type="string">
            <text:p>5</text:p>
          </table:table-cell>
          <table:table-cell table:style-name="ce16" table:formula="of:=COM.MICROSOFT.TEXTJOIN(&quot;&quot;;0;[.H17];[.I17];IF(ISTEXT([.I17]);VLOOKUP([.$A$2];[$CRITICAL_TYPE_PROFILES.$A$1:$CRITICAL_TYPE_PROFILES.$Z$24];[.$M18];0);&quot;&quot;))" office:value-type="string" office:string-value="5" calcext:value-type="string">
            <text:p>5</text:p>
          </table:table-cell>
          <table:table-cell table:style-name="ce16" table:formula="of:=COM.MICROSOFT.TEXTJOIN(&quot;&quot;;0;[.J17];[.K17];IF(ISTEXT([.K17]);VLOOKUP([.$A$2];[$CRITICAL_TYPE_PROFILES.$A$1:$CRITICAL_TYPE_PROFILES.$Z$24];[.$M19];0);&quot;&quot;))" office:value-type="string" office:string-value="3" calcext:value-type="string">
            <text:p>3</text:p>
          </table:table-cell>
        </table:table-row>
        <table:table-row table:style-name="ro1">
          <table:table-cell table:style-name="ce5" table:formula="of:=([.B18]+[.C18])/2" office:value-type="float" office:value="90.5" calcext:value-type="float">
            <text:p>90,50</text:p>
          </table:table-cell>
          <table:table-cell table:formula="of:=[.C19]+1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style-name="ce9" table:formula="of:=IF([.$A18]&gt;=[.D$28];COM.MICROSOFT.CEILING.MATH(([.$A18]-[.D$28])/[.D$27];1;0);0)" office:value-type="float" office:value="3" calcext:value-type="float">
            <text:p>3</text:p>
          </table:table-cell>
          <table:table-cell table:style-name="ce9" table:formula="of:=VLOOKUP([.$A18];[.D$29:.E$35];2)" office:value-type="string" office:string-value="A" calcext:value-type="string">
            <text:p>A</text:p>
          </table:table-cell>
          <table:table-cell table:style-name="ce9" table:formula="of:=IF([.$A18]&gt;=[.F$28];COM.MICROSOFT.CEILING.MATH(([.$A18]-[.F$28])/[.F$27];1;0);0)" office:value-type="float" office:value="3" calcext:value-type="float">
            <text:p>3</text:p>
          </table:table-cell>
          <table:table-cell table:style-name="ce9" table:formula="of:=VLOOKUP([.$A18];[.F$29:.G$35];2)" office:value-type="float" office:value="0" calcext:value-type="float">
            <text:p/>
          </table:table-cell>
          <table:table-cell table:style-name="ce9" table:formula="of:=IF([.$A18]&gt;=[.H$28];COM.MICROSOFT.CEILING.MATH(([.$A18]-[.H$28])/[.H$27];1;0);0)" office:value-type="float" office:value="4" calcext:value-type="float">
            <text:p>4</text:p>
          </table:table-cell>
          <table:table-cell table:style-name="ce9" table:formula="of:=VLOOKUP([.$A18];[.H$29:.I$35];2)" office:value-type="float" office:value="0" calcext:value-type="float">
            <text:p/>
          </table:table-cell>
          <table:table-cell table:style-name="ce9" table:formula="of:=IF([.$A18]&gt;=[.J$28];COM.MICROSOFT.CEILING.MATH(([.$A18]-[.J$28])/[.J$27];1;0);0)" office:value-type="float" office:value="3" calcext:value-type="float">
            <text:p>3</text:p>
          </table:table-cell>
          <table:table-cell table:style-name="ce9" table:formula="of:=VLOOKUP([.$A18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18" calcext:value-type="float">
            <text:p>18</text:p>
          </table:table-cell>
          <table:table-cell/>
          <table:table-cell table:style-name="ce19" table:formula="of:=COM.MICROSOFT.TEXTJOIN(&quot;-&quot;;0;[.B18];[.C18])" office:value-type="string" office:string-value="89-92" calcext:value-type="string">
            <text:p>89-92</text:p>
          </table:table-cell>
          <table:table-cell table:style-name="ce21" table:formula="of:=COM.MICROSOFT.TEXTJOIN(&quot;&quot;;0;[.D18];[.E18];IF(ISTEXT([.E18]);VLOOKUP([.$A$2];[$CRITICAL_TYPE_PROFILES.$A$1:$CRITICAL_TYPE_PROFILES.$Z$24];[.$M17];0);&quot;&quot;))" office:value-type="string" office:string-value="3AS" calcext:value-type="string">
            <text:p>3AS</text:p>
          </table:table-cell>
          <table:table-cell table:style-name="ce16" table:formula="of:=COM.MICROSOFT.TEXTJOIN(&quot;&quot;;0;[.F18];[.G18];IF(ISTEXT([.G18]);VLOOKUP([.$A$2];[$CRITICAL_TYPE_PROFILES.$A$1:$CRITICAL_TYPE_PROFILES.$Z$24];[.$M18];0);&quot;&quot;))" office:value-type="string" office:string-value="3" calcext:value-type="string">
            <text:p>3</text:p>
          </table:table-cell>
          <table:table-cell table:style-name="ce16" table:formula="of:=COM.MICROSOFT.TEXTJOIN(&quot;&quot;;0;[.H18];[.I18];IF(ISTEXT([.I18]);VLOOKUP([.$A$2];[$CRITICAL_TYPE_PROFILES.$A$1:$CRITICAL_TYPE_PROFILES.$Z$24];[.$M19];0);&quot;&quot;))" office:value-type="string" office:string-value="4" calcext:value-type="string">
            <text:p>4</text:p>
          </table:table-cell>
          <table:table-cell table:style-name="ce16" table:formula="of:=COM.MICROSOFT.TEXTJOIN(&quot;&quot;;0;[.J18];[.K18];IF(ISTEXT([.K18]);VLOOKUP([.$A$2];[$CRITICAL_TYPE_PROFILES.$A$1:$CRITICAL_TYPE_PROFILES.$Z$24];[.$M20];0);&quot;&quot;))" office:value-type="string" office:string-value="3" calcext:value-type="string">
            <text:p>3</text:p>
          </table:table-cell>
        </table:table-row>
        <table:table-row table:style-name="ro1">
          <table:table-cell table:style-name="ce5" table:formula="of:=([.B19]+[.C19])/2" office:value-type="float" office:value="86.5" calcext:value-type="float">
            <text:p>86,50</text:p>
          </table:table-cell>
          <table:table-cell table:formula="of:=[.C20]+1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style-name="ce9" table:formula="of:=IF([.$A19]&gt;=[.D$28];COM.MICROSOFT.CEILING.MATH(([.$A19]-[.D$28])/[.D$27];1;0);0)" office:value-type="float" office:value="1" calcext:value-type="float">
            <text:p>1</text:p>
          </table:table-cell>
          <table:table-cell table:style-name="ce9" table:formula="of:=VLOOKUP([.$A19];[.D$29:.E$35];2)" office:value-type="float" office:value="0" calcext:value-type="float">
            <text:p/>
          </table:table-cell>
          <table:table-cell table:style-name="ce9" table:formula="of:=IF([.$A19]&gt;=[.F$28];COM.MICROSOFT.CEILING.MATH(([.$A19]-[.F$28])/[.F$27];1;0);0)" office:value-type="float" office:value="2" calcext:value-type="float">
            <text:p>2</text:p>
          </table:table-cell>
          <table:table-cell table:style-name="ce9" table:formula="of:=VLOOKUP([.$A19];[.F$29:.G$35];2)" office:value-type="float" office:value="0" calcext:value-type="float">
            <text:p/>
          </table:table-cell>
          <table:table-cell table:style-name="ce9" table:formula="of:=IF([.$A19]&gt;=[.H$28];COM.MICROSOFT.CEILING.MATH(([.$A19]-[.H$28])/[.H$27];1;0);0)" office:value-type="float" office:value="3" calcext:value-type="float">
            <text:p>3</text:p>
          </table:table-cell>
          <table:table-cell table:style-name="ce9" table:formula="of:=VLOOKUP([.$A19];[.H$29:.I$35];2)" office:value-type="float" office:value="0" calcext:value-type="float">
            <text:p/>
          </table:table-cell>
          <table:table-cell table:style-name="ce9" table:formula="of:=IF([.$A19]&gt;=[.J$28];COM.MICROSOFT.CEILING.MATH(([.$A19]-[.J$28])/[.J$27];1;0);0)" office:value-type="float" office:value="2" calcext:value-type="float">
            <text:p>2</text:p>
          </table:table-cell>
          <table:table-cell table:style-name="ce9" table:formula="of:=VLOOKUP([.$A19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19" calcext:value-type="float">
            <text:p>19</text:p>
          </table:table-cell>
          <table:table-cell/>
          <table:table-cell table:style-name="ce19" table:formula="of:=COM.MICROSOFT.TEXTJOIN(&quot;-&quot;;0;[.B19];[.C19])" office:value-type="string" office:string-value="85-88" calcext:value-type="string">
            <text:p>85-88</text:p>
          </table:table-cell>
          <table:table-cell table:style-name="ce21" table:formula="of:=COM.MICROSOFT.TEXTJOIN(&quot;&quot;;0;[.D19];[.E19];IF(ISTEXT([.E19]);VLOOKUP([.$A$2];[$CRITICAL_TYPE_PROFILES.$A$1:$CRITICAL_TYPE_PROFILES.$Z$24];[.$M18];0);&quot;&quot;))" office:value-type="string" office:string-value="1" calcext:value-type="string">
            <text:p>1</text:p>
          </table:table-cell>
          <table:table-cell table:style-name="ce16" table:formula="of:=COM.MICROSOFT.TEXTJOIN(&quot;&quot;;0;[.F19];[.G19];IF(ISTEXT([.G19]);VLOOKUP([.$A$2];[$CRITICAL_TYPE_PROFILES.$A$1:$CRITICAL_TYPE_PROFILES.$Z$24];[.$M19];0);&quot;&quot;))" office:value-type="string" office:string-value="2" calcext:value-type="string">
            <text:p>2</text:p>
          </table:table-cell>
          <table:table-cell table:style-name="ce16" table:formula="of:=COM.MICROSOFT.TEXTJOIN(&quot;&quot;;0;[.H19];[.I19];IF(ISTEXT([.I19]);VLOOKUP([.$A$2];[$CRITICAL_TYPE_PROFILES.$A$1:$CRITICAL_TYPE_PROFILES.$Z$24];[.$M20];0);&quot;&quot;))" office:value-type="string" office:string-value="3" calcext:value-type="string">
            <text:p>3</text:p>
          </table:table-cell>
          <table:table-cell table:style-name="ce16" table:formula="of:=COM.MICROSOFT.TEXTJOIN(&quot;&quot;;0;[.J19];[.K19];IF(ISTEXT([.K19]);VLOOKUP([.$A$2];[$CRITICAL_TYPE_PROFILES.$A$1:$CRITICAL_TYPE_PROFILES.$Z$24];[.$M21];0);&quot;&quot;))" office:value-type="string" office:string-value="2" calcext:value-type="string">
            <text:p>2</text:p>
          </table:table-cell>
        </table:table-row>
        <table:table-row table:style-name="ro1">
          <table:table-cell table:style-name="ce5" table:formula="of:=([.B20]+[.C20])/2" office:value-type="float" office:value="82.5" calcext:value-type="float">
            <text:p>82,50</text:p>
          </table:table-cell>
          <table:table-cell table:formula="of:=[.C21]+1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style-name="ce9" table:formula="of:=IF([.$A20]&gt;=[.D$28];COM.MICROSOFT.CEILING.MATH(([.$A20]-[.D$28])/[.D$27];1;0);0)" office:value-type="float" office:value="0" calcext:value-type="float">
            <text:p>0</text:p>
          </table:table-cell>
          <table:table-cell table:style-name="ce9" table:formula="of:=VLOOKUP([.$A20];[.D$29:.E$35];2)" office:value-type="float" office:value="0" calcext:value-type="float">
            <text:p/>
          </table:table-cell>
          <table:table-cell table:style-name="ce9" table:formula="of:=IF([.$A20]&gt;=[.F$28];COM.MICROSOFT.CEILING.MATH(([.$A20]-[.F$28])/[.F$27];1;0);0)" office:value-type="float" office:value="0" calcext:value-type="float">
            <text:p>0</text:p>
          </table:table-cell>
          <table:table-cell table:style-name="ce9" table:formula="of:=VLOOKUP([.$A20];[.F$29:.G$35];2)" office:value-type="float" office:value="0" calcext:value-type="float">
            <text:p/>
          </table:table-cell>
          <table:table-cell table:style-name="ce9" table:formula="of:=IF([.$A20]&gt;=[.H$28];COM.MICROSOFT.CEILING.MATH(([.$A20]-[.H$28])/[.H$27];1;0);0)" office:value-type="float" office:value="2" calcext:value-type="float">
            <text:p>2</text:p>
          </table:table-cell>
          <table:table-cell table:style-name="ce9" table:formula="of:=VLOOKUP([.$A20];[.H$29:.I$35];2)" office:value-type="float" office:value="0" calcext:value-type="float">
            <text:p/>
          </table:table-cell>
          <table:table-cell table:style-name="ce9" table:formula="of:=IF([.$A20]&gt;=[.J$28];COM.MICROSOFT.CEILING.MATH(([.$A20]-[.J$28])/[.J$27];1;0);0)" office:value-type="float" office:value="1" calcext:value-type="float">
            <text:p>1</text:p>
          </table:table-cell>
          <table:table-cell table:style-name="ce9" table:formula="of:=VLOOKUP([.$A20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20" calcext:value-type="float">
            <text:p>20</text:p>
          </table:table-cell>
          <table:table-cell/>
          <table:table-cell table:style-name="ce19" table:formula="of:=COM.MICROSOFT.TEXTJOIN(&quot;-&quot;;0;[.B20];[.C20])" office:value-type="string" office:string-value="81-84" calcext:value-type="string">
            <text:p>81-84</text:p>
          </table:table-cell>
          <table:table-cell table:style-name="ce21" table:formula="of:=COM.MICROSOFT.TEXTJOIN(&quot;&quot;;0;[.D20];[.E20];IF(ISTEXT([.E20]);VLOOKUP([.$A$2];[$CRITICAL_TYPE_PROFILES.$A$1:$CRITICAL_TYPE_PROFILES.$Z$24];[.$M19];0);&quot;&quot;))" office:value-type="string" office:string-value="0" calcext:value-type="string">
            <text:p>0</text:p>
          </table:table-cell>
          <table:table-cell table:style-name="ce16" table:formula="of:=COM.MICROSOFT.TEXTJOIN(&quot;&quot;;0;[.F20];[.G20];IF(ISTEXT([.G20]);VLOOKUP([.$A$2];[$CRITICAL_TYPE_PROFILES.$A$1:$CRITICAL_TYPE_PROFILES.$Z$24];[.$M20];0);&quot;&quot;))" office:value-type="string" office:string-value="0" calcext:value-type="string">
            <text:p>0</text:p>
          </table:table-cell>
          <table:table-cell table:style-name="ce16" table:formula="of:=COM.MICROSOFT.TEXTJOIN(&quot;&quot;;0;[.H20];[.I20];IF(ISTEXT([.I20]);VLOOKUP([.$A$2];[$CRITICAL_TYPE_PROFILES.$A$1:$CRITICAL_TYPE_PROFILES.$Z$24];[.$M21];0);&quot;&quot;))" office:value-type="string" office:string-value="2" calcext:value-type="string">
            <text:p>2</text:p>
          </table:table-cell>
          <table:table-cell table:style-name="ce16" table:formula="of:=COM.MICROSOFT.TEXTJOIN(&quot;&quot;;0;[.J20];[.K20];IF(ISTEXT([.K20]);VLOOKUP([.$A$2];[$CRITICAL_TYPE_PROFILES.$A$1:$CRITICAL_TYPE_PROFILES.$Z$24];[.$M22];0);&quot;&quot;)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1]+[.C21])/2" office:value-type="float" office:value="79" calcext:value-type="float">
            <text:p>79,00</text:p>
          </table:table-cell>
          <table:table-cell table:formula="of:=[.C22]+1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9" table:formula="of:=IF([.$A21]&gt;=[.D$28];COM.MICROSOFT.CEILING.MATH(([.$A21]-[.D$28])/[.D$27];1;0);0)" office:value-type="float" office:value="0" calcext:value-type="float">
            <text:p>0</text:p>
          </table:table-cell>
          <table:table-cell table:style-name="ce9" table:formula="of:=VLOOKUP([.$A21];[.D$29:.E$35];2)" office:value-type="float" office:value="0" calcext:value-type="float">
            <text:p/>
          </table:table-cell>
          <table:table-cell table:style-name="ce9" table:formula="of:=IF([.$A21]&gt;=[.F$28];COM.MICROSOFT.CEILING.MATH(([.$A21]-[.F$28])/[.F$27];1;0);0)" office:value-type="float" office:value="0" calcext:value-type="float">
            <text:p>0</text:p>
          </table:table-cell>
          <table:table-cell table:style-name="ce9" table:formula="of:=VLOOKUP([.$A21];[.F$29:.G$35];2)" office:value-type="float" office:value="0" calcext:value-type="float">
            <text:p/>
          </table:table-cell>
          <table:table-cell table:style-name="ce9" table:formula="of:=IF([.$A21]&gt;=[.H$28];COM.MICROSOFT.CEILING.MATH(([.$A21]-[.H$28])/[.H$27];1;0);0)" office:value-type="float" office:value="1" calcext:value-type="float">
            <text:p>1</text:p>
          </table:table-cell>
          <table:table-cell table:style-name="ce9" table:formula="of:=VLOOKUP([.$A21];[.H$29:.I$35];2)" office:value-type="float" office:value="0" calcext:value-type="float">
            <text:p/>
          </table:table-cell>
          <table:table-cell table:style-name="ce9" table:formula="of:=IF([.$A21]&gt;=[.J$28];COM.MICROSOFT.CEILING.MATH(([.$A21]-[.J$28])/[.J$27];1;0);0)" office:value-type="float" office:value="1" calcext:value-type="float">
            <text:p>1</text:p>
          </table:table-cell>
          <table:table-cell table:style-name="ce9" table:formula="of:=VLOOKUP([.$A21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21" calcext:value-type="float">
            <text:p>21</text:p>
          </table:table-cell>
          <table:table-cell/>
          <table:table-cell table:style-name="ce19" table:formula="of:=COM.MICROSOFT.TEXTJOIN(&quot;-&quot;;0;[.B21];[.C21])" office:value-type="string" office:string-value="78-80" calcext:value-type="string">
            <text:p>78-80</text:p>
          </table:table-cell>
          <table:table-cell table:style-name="ce21" table:formula="of:=COM.MICROSOFT.TEXTJOIN(&quot;&quot;;0;[.D21];[.E21];IF(ISTEXT([.E21]);VLOOKUP([.$A$2];[$CRITICAL_TYPE_PROFILES.$A$1:$CRITICAL_TYPE_PROFILES.$Z$24];[.$M20];0);&quot;&quot;))" office:value-type="string" office:string-value="0" calcext:value-type="string">
            <text:p>0</text:p>
          </table:table-cell>
          <table:table-cell table:style-name="ce16" table:formula="of:=COM.MICROSOFT.TEXTJOIN(&quot;&quot;;0;[.F21];[.G21];IF(ISTEXT([.G21]);VLOOKUP([.$A$2];[$CRITICAL_TYPE_PROFILES.$A$1:$CRITICAL_TYPE_PROFILES.$Z$24];[.$M21];0);&quot;&quot;))" office:value-type="string" office:string-value="0" calcext:value-type="string">
            <text:p>0</text:p>
          </table:table-cell>
          <table:table-cell table:style-name="ce16" table:formula="of:=COM.MICROSOFT.TEXTJOIN(&quot;&quot;;0;[.H21];[.I21];IF(ISTEXT([.I21]);VLOOKUP([.$A$2];[$CRITICAL_TYPE_PROFILES.$A$1:$CRITICAL_TYPE_PROFILES.$Z$24];[.$M22];0);&quot;&quot;))" office:value-type="string" office:string-value="1" calcext:value-type="string">
            <text:p>1</text:p>
          </table:table-cell>
          <table:table-cell table:style-name="ce16" table:formula="of:=COM.MICROSOFT.TEXTJOIN(&quot;&quot;;0;[.J21];[.K21];IF(ISTEXT([.K21]);VLOOKUP([.$A$2];[$CRITICAL_TYPE_PROFILES.$A$1:$CRITICAL_TYPE_PROFILES.$Z$24];[.$M23];0);&quot;&quot;)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2]+[.C22])/2" office:value-type="float" office:value="75.5" calcext:value-type="float">
            <text:p>75,50</text:p>
          </table:table-cell>
          <table:table-cell table:formula="of:=[.C23]+1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style-name="ce9" table:formula="of:=IF([.$A22]&gt;=[.D$28];COM.MICROSOFT.CEILING.MATH(([.$A22]-[.D$28])/[.D$27];1;0);0)" office:value-type="float" office:value="0" calcext:value-type="float">
            <text:p>0</text:p>
          </table:table-cell>
          <table:table-cell table:style-name="ce9" table:formula="of:=VLOOKUP([.$A22];[.D$29:.E$35];2)" office:value-type="float" office:value="0" calcext:value-type="float">
            <text:p/>
          </table:table-cell>
          <table:table-cell table:style-name="ce9" table:formula="of:=IF([.$A22]&gt;=[.F$28];COM.MICROSOFT.CEILING.MATH(([.$A22]-[.F$28])/[.F$27];1;0);0)" office:value-type="float" office:value="0" calcext:value-type="float">
            <text:p>0</text:p>
          </table:table-cell>
          <table:table-cell table:style-name="ce9" table:formula="of:=VLOOKUP([.$A22];[.F$29:.G$35];2)" office:value-type="float" office:value="0" calcext:value-type="float">
            <text:p/>
          </table:table-cell>
          <table:table-cell table:style-name="ce9" table:formula="of:=IF([.$A22]&gt;=[.H$28];COM.MICROSOFT.CEILING.MATH(([.$A22]-[.H$28])/[.H$27];1;0);0)" office:value-type="float" office:value="0" calcext:value-type="float">
            <text:p>0</text:p>
          </table:table-cell>
          <table:table-cell table:style-name="ce9" table:formula="of:=VLOOKUP([.$A22];[.H$29:.I$35];2)" office:value-type="float" office:value="0" calcext:value-type="float">
            <text:p/>
          </table:table-cell>
          <table:table-cell table:style-name="ce9" table:formula="of:=IF([.$A22]&gt;=[.J$28];COM.MICROSOFT.CEILING.MATH(([.$A22]-[.J$28])/[.J$27];1;0);0)" office:value-type="float" office:value="1" calcext:value-type="float">
            <text:p>1</text:p>
          </table:table-cell>
          <table:table-cell table:style-name="ce9" table:formula="of:=VLOOKUP([.$A22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22" calcext:value-type="float">
            <text:p>22</text:p>
          </table:table-cell>
          <table:table-cell/>
          <table:table-cell table:style-name="ce19" table:formula="of:=COM.MICROSOFT.TEXTJOIN(&quot;-&quot;;0;[.B22];[.C22])" office:value-type="string" office:string-value="74-77" calcext:value-type="string">
            <text:p>74-77</text:p>
          </table:table-cell>
          <table:table-cell table:style-name="ce21" table:formula="of:=COM.MICROSOFT.TEXTJOIN(&quot;&quot;;0;[.D22];[.E22];IF(ISTEXT([.E22]);VLOOKUP([.$A$2];[$CRITICAL_TYPE_PROFILES.$A$1:$CRITICAL_TYPE_PROFILES.$Z$24];[.$M21];0);&quot;&quot;))" office:value-type="string" office:string-value="0" calcext:value-type="string">
            <text:p>0</text:p>
          </table:table-cell>
          <table:table-cell table:style-name="ce16" table:formula="of:=COM.MICROSOFT.TEXTJOIN(&quot;&quot;;0;[.F22];[.G22];IF(ISTEXT([.G22]);VLOOKUP([.$A$2];[$CRITICAL_TYPE_PROFILES.$A$1:$CRITICAL_TYPE_PROFILES.$Z$24];[.$M22];0);&quot;&quot;))" office:value-type="string" office:string-value="0" calcext:value-type="string">
            <text:p>0</text:p>
          </table:table-cell>
          <table:table-cell table:style-name="ce16" table:formula="of:=COM.MICROSOFT.TEXTJOIN(&quot;&quot;;0;[.H22];[.I22];IF(ISTEXT([.I22]);VLOOKUP([.$A$2];[$CRITICAL_TYPE_PROFILES.$A$1:$CRITICAL_TYPE_PROFILES.$Z$24];[.$M23];0);&quot;&quot;))" office:value-type="string" office:string-value="0" calcext:value-type="string">
            <text:p>0</text:p>
          </table:table-cell>
          <table:table-cell table:style-name="ce16" table:formula="of:=COM.MICROSOFT.TEXTJOIN(&quot;&quot;;0;[.J22];[.K22];IF(ISTEXT([.K22]);VLOOKUP([.$A$2];[$CRITICAL_TYPE_PROFILES.$A$1:$CRITICAL_TYPE_PROFILES.$Z$24];[.$M24];0);&quot;&quot;)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3]+[.C23])/2" office:value-type="float" office:value="38.5" calcext:value-type="float">
            <text:p>38,50</text:p>
          </table:table-cell>
          <table:table-cell table:formula="of:=[.C24]+1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9" table:formula="of:=IF([.$A23]&gt;=[.D$28];COM.MICROSOFT.CEILING.MATH(([.$A23]-[.D$28])/[.D$27];1;0);0)" office:value-type="float" office:value="0" calcext:value-type="float">
            <text:p>0</text:p>
          </table:table-cell>
          <table:table-cell table:style-name="ce9" table:formula="of:=VLOOKUP([.$A23];[.D$29:.E$35];2)" office:value-type="float" office:value="0" calcext:value-type="float">
            <text:p/>
          </table:table-cell>
          <table:table-cell table:style-name="ce9" table:formula="of:=IF([.$A23]&gt;=[.F$28];COM.MICROSOFT.CEILING.MATH(([.$A23]-[.F$28])/[.F$27];1;0);0)" office:value-type="float" office:value="0" calcext:value-type="float">
            <text:p>0</text:p>
          </table:table-cell>
          <table:table-cell table:style-name="ce9" table:formula="of:=VLOOKUP([.$A23];[.F$29:.G$35];2)" office:value-type="float" office:value="0" calcext:value-type="float">
            <text:p/>
          </table:table-cell>
          <table:table-cell table:style-name="ce9" table:formula="of:=IF([.$A23]&gt;=[.H$28];COM.MICROSOFT.CEILING.MATH(([.$A23]-[.H$28])/[.H$27];1;0);0)" office:value-type="float" office:value="0" calcext:value-type="float">
            <text:p>0</text:p>
          </table:table-cell>
          <table:table-cell table:style-name="ce9" table:formula="of:=VLOOKUP([.$A23];[.H$29:.I$35];2)" office:value-type="float" office:value="0" calcext:value-type="float">
            <text:p/>
          </table:table-cell>
          <table:table-cell table:style-name="ce9" table:formula="of:=IF([.$A23]&gt;=[.J$28];COM.MICROSOFT.CEILING.MATH(([.$A23]-[.J$28])/[.J$27];1;0);0)" office:value-type="float" office:value="0" calcext:value-type="float">
            <text:p>0</text:p>
          </table:table-cell>
          <table:table-cell table:style-name="ce9" table:formula="of:=VLOOKUP([.$A23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23" calcext:value-type="float">
            <text:p>23</text:p>
          </table:table-cell>
          <table:table-cell/>
          <table:table-cell table:style-name="ce19" table:formula="of:=COM.MICROSOFT.TEXTJOIN(&quot;-&quot;;0;[.B23];[.C23])" office:value-type="string" office:string-value="4-73" calcext:value-type="string">
            <text:p>4-73</text:p>
          </table:table-cell>
          <table:table-cell table:style-name="ce21" table:formula="of:=COM.MICROSOFT.TEXTJOIN(&quot;&quot;;0;[.D23];[.E23];IF(ISTEXT([.E23]);VLOOKUP([.$A$2];[$CRITICAL_TYPE_PROFILES.$A$1:$CRITICAL_TYPE_PROFILES.$Z$24];[.$M22];0);&quot;&quot;))" office:value-type="string" office:string-value="0" calcext:value-type="string">
            <text:p>0</text:p>
          </table:table-cell>
          <table:table-cell table:style-name="ce16" table:formula="of:=COM.MICROSOFT.TEXTJOIN(&quot;&quot;;0;[.F23];[.G23];IF(ISTEXT([.G23]);VLOOKUP([.$A$2];[$CRITICAL_TYPE_PROFILES.$A$1:$CRITICAL_TYPE_PROFILES.$Z$24];[.$M23];0);&quot;&quot;))" office:value-type="string" office:string-value="0" calcext:value-type="string">
            <text:p>0</text:p>
          </table:table-cell>
          <table:table-cell table:style-name="ce16" table:formula="of:=COM.MICROSOFT.TEXTJOIN(&quot;&quot;;0;[.H23];[.I23];IF(ISTEXT([.I23]);VLOOKUP([.$A$2];[$CRITICAL_TYPE_PROFILES.$A$1:$CRITICAL_TYPE_PROFILES.$Z$24];[.$M24];0);&quot;&quot;))" office:value-type="string" office:string-value="0" calcext:value-type="string">
            <text:p>0</text:p>
          </table:table-cell>
          <table:table-cell table:style-name="ce16" table:formula="of:=COM.MICROSOFT.TEXTJOIN(&quot;&quot;;0;[.J23];[.K23];IF(ISTEXT([.K23]);VLOOKUP([.$A$2];[$CRITICAL_TYPE_PROFILES.$A$1:$CRITICAL_TYPE_PROFILES.$Z$24];[.$M25];0);&quot;&quot;))" office:value-type="string" office:string-value="0" calcext:value-type="string">
            <text:p>0</text:p>
          </table:table-cell>
        </table:table-row>
        <table:table-row table:style-name="ro1">
          <table:table-cell table:style-name="ce5" table:formula="of:=([.B24]+[.C24])/2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table:formula="of:=IF([.$A24]&gt;=[.D$28];COM.MICROSOFT.CEILING.MATH(([.$A24]-[.D$28])/[.D$27];1;0);0)" office:value-type="float" office:value="0" calcext:value-type="float">
            <text:p>0</text:p>
          </table:table-cell>
          <table:table-cell table:style-name="ce9" table:formula="of:=VLOOKUP([.$A24];[.D$29:.E$35];2)" office:value-type="float" office:value="0" calcext:value-type="float">
            <text:p/>
          </table:table-cell>
          <table:table-cell table:style-name="ce9" table:formula="of:=IF([.$A24]&gt;=[.F$28];COM.MICROSOFT.CEILING.MATH(([.$A24]-[.F$28])/[.F$27];1;0);0)" office:value-type="float" office:value="0" calcext:value-type="float">
            <text:p>0</text:p>
          </table:table-cell>
          <table:table-cell table:style-name="ce9" table:formula="of:=VLOOKUP([.$A24];[.F$29:.G$35];2)" office:value-type="float" office:value="0" calcext:value-type="float">
            <text:p/>
          </table:table-cell>
          <table:table-cell table:style-name="ce9" table:formula="of:=IF([.$A24]&gt;=[.H$28];COM.MICROSOFT.CEILING.MATH(([.$A24]-[.H$28])/[.H$27];1;0);0)" office:value-type="float" office:value="0" calcext:value-type="float">
            <text:p>0</text:p>
          </table:table-cell>
          <table:table-cell table:style-name="ce9" table:formula="of:=VLOOKUP([.$A24];[.H$29:.I$35];2)" office:value-type="float" office:value="0" calcext:value-type="float">
            <text:p/>
          </table:table-cell>
          <table:table-cell table:style-name="ce9" table:formula="of:=IF([.$A24]&gt;=[.J$28];COM.MICROSOFT.CEILING.MATH(([.$A24]-[.J$28])/[.J$27];1;0);0)" office:value-type="float" office:value="0" calcext:value-type="float">
            <text:p>0</text:p>
          </table:table-cell>
          <table:table-cell table:style-name="ce9" table:formula="of:=VLOOKUP([.$A24];[.J$29:.K$35];2)" office:value-type="float" office:value="0" calcext:value-type="float">
            <text:p/>
          </table:table-cell>
          <table:table-cell table:style-name="ce9"/>
          <table:table-cell table:style-name="ce15" office:value-type="float" office:value="24" calcext:value-type="float">
            <text:p>24</text:p>
          </table:table-cell>
          <table:table-cell/>
          <table:table-cell table:style-name="ce16" table:formula="of:=COM.MICROSOFT.TEXTJOIN(&quot;-&quot;;0;[.B24];[.C24])" office:value-type="string" office:string-value="1-3" calcext:value-type="string">
            <text:p>1-3</text:p>
          </table:table-cell>
          <table:table-cell table:style-name="ce21" table:formula="of:=COM.MICROSOFT.TEXTJOIN(&quot;&quot;;0;[.D24];[.E24];IF(ISTEXT([.E24]);VLOOKUP([.$A$2];[$CRITICAL_TYPE_PROFILES.$A$1:$CRITICAL_TYPE_PROFILES.$Z$24];[.$M23];0);&quot;&quot;))" office:value-type="string" office:string-value="0" calcext:value-type="string">
            <text:p>0</text:p>
          </table:table-cell>
          <table:table-cell table:style-name="ce16" table:formula="of:=COM.MICROSOFT.TEXTJOIN(&quot;&quot;;0;[.F24];[.G24];IF(ISTEXT([.G24]);VLOOKUP([.$A$2];[$CRITICAL_TYPE_PROFILES.$A$1:$CRITICAL_TYPE_PROFILES.$Z$24];[.$M24];0);&quot;&quot;))" office:value-type="string" office:string-value="0" calcext:value-type="string">
            <text:p>0</text:p>
          </table:table-cell>
          <table:table-cell table:style-name="ce16" table:formula="of:=COM.MICROSOFT.TEXTJOIN(&quot;&quot;;0;[.H24];[.I24];IF(ISTEXT([.I24]);VLOOKUP([.$A$2];[$CRITICAL_TYPE_PROFILES.$A$1:$CRITICAL_TYPE_PROFILES.$Z$24];[.$M25];0);&quot;&quot;))" office:value-type="string" office:string-value="0" calcext:value-type="string">
            <text:p>0</text:p>
          </table:table-cell>
          <table:table-cell table:style-name="ce16" table:formula="of:=COM.MICROSOFT.TEXTJOIN(&quot;&quot;;0;[.J24];[.K24];IF(ISTEXT([.K24]);VLOOKUP([.$A$2];[$CRITICAL_TYPE_PROFILES.$A$1:$CRITICAL_TYPE_PROFILES.$Z$24];[.$M26];0);&quot;&quot;)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2"/>
          <table:table-cell table:style-name="ce15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MAX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IV</text:p>
          </table:table-cell>
          <table:table-cell table:formula="of:=(150-[.D$28])/[.D$26]" office:value-type="float" office:value="1.85714285714286" calcext:value-type="float">
            <text:p>1,85714285714286</text:p>
          </table:table-cell>
          <table:table-cell office:value-type="string" calcext:value-type="string">
            <text:p>-</text:p>
          </table:table-cell>
          <table:table-cell table:formula="of:=(150-[.F$28])/[.F$26]" office:value-type="float" office:value="2.68" calcext:value-type="float">
            <text:p>2,68</text:p>
          </table:table-cell>
          <table:table-cell office:value-type="string" calcext:value-type="string">
            <text:p>-</text:p>
          </table:table-cell>
          <table:table-cell table:formula="of:=(150-[.H$28])/[.H$26]" office:value-type="float" office:value="3.6" calcext:value-type="float">
            <text:p>3,6</text:p>
          </table:table-cell>
          <table:table-cell office:value-type="string" calcext:value-type="string">
            <text:p>-</text:p>
          </table:table-cell>
          <table:table-cell table:formula="of:=(150-[.J$28])/[.J$26]" office:value-type="float" office:value="7.5" calcext:value-type="float">
            <text:p>7,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HTH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10" office:value-type="float" office:value="89" calcext:value-type="float">
            <text:p>89</text:p>
          </table:table-cell>
          <table:table-cell table:style-name="ce7" office:value-type="string" calcext:value-type="string">
            <text:p>A</text:p>
          </table:table-cell>
          <table:table-cell table:style-name="ce10" office:value-type="float" office:value="97" calcext:value-type="float">
            <text:p>97</text:p>
          </table:table-cell>
          <table:table-cell table:style-name="ce7" office:value-type="string" calcext:value-type="string">
            <text:p>A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string" calcext:value-type="string">
            <text:p>A</text:p>
          </table:table-cell>
          <table:table-cell table:style-name="ce10" office:value-type="float" office:value="104" calcext:value-type="float">
            <text:p>104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10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10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10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10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</text:p>
          </table:table-cell>
          <table:table-cell table:style-name="ce10" office:value-type="float" office:value="108" calcext:value-type="float">
            <text:p>108</text:p>
          </table:table-cell>
          <table:table-cell table:style-name="ce7" office:value-type="string" calcext:value-type="string">
            <text:p>C</text:p>
          </table:table-cell>
          <table:table-cell table:style-name="ce10" office:value-type="float" office:value="116" calcext:value-type="float">
            <text:p>116</text:p>
          </table:table-cell>
          <table:table-cell table:style-name="ce7" office:value-type="string" calcext:value-type="string">
            <text:p>C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string" calcext:value-type="string">
            <text:p>C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</text:p>
          </table:table-cell>
          <table:table-cell table:style-name="ce10" office:value-type="float" office:value="116" calcext:value-type="float">
            <text:p>116</text:p>
          </table:table-cell>
          <table:table-cell table:style-name="ce7" office:value-type="string" calcext:value-type="string">
            <text:p>D</text:p>
          </table:table-cell>
          <table:table-cell table:style-name="ce10" office:value-type="float" office:value="127" calcext:value-type="float">
            <text:p>127</text:p>
          </table:table-cell>
          <table:table-cell table:style-name="ce7" office:value-type="string" calcext:value-type="string">
            <text:p>D</text:p>
          </table:table-cell>
          <table:table-cell table:style-name="ce10" office:value-type="float" office:value="135" calcext:value-type="float">
            <text:p>135</text:p>
          </table:table-cell>
          <table:table-cell table:style-name="ce7" office:value-type="string" calcext:value-type="string">
            <text:p>D</text:p>
          </table:table-cell>
          <table:table-cell table:style-name="ce10" office:value-type="float" office:value="131" calcext:value-type="float">
            <text:p>131</text:p>
          </table:table-cell>
          <table:table-cell table:style-name="ce7" office:value-type="string" calcext:value-type="string">
            <text:p>D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E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string" calcext:value-type="string">
            <text:p>E</text:p>
          </table:table-cell>
          <table:table-cell table:style-name="ce10" office:value-type="float" office:value="135" calcext:value-type="float">
            <text:p>135</text:p>
          </table:table-cell>
          <table:table-cell table:style-name="ce7" office:value-type="string" calcext:value-type="string">
            <text:p>E</text:p>
          </table:table-cell>
          <table:table-cell table:style-name="ce10" office:value-type="float" office:value="146" calcext:value-type="float">
            <text:p>146</text:p>
          </table:table-cell>
          <table:table-cell table:style-name="ce7" office:value-type="string" calcext:value-type="string">
            <text:p>E</text:p>
          </table:table-cell>
          <table:table-cell table:style-name="ce10" office:value-type="float" office:value="146" calcext:value-type="float">
            <text:p>146</text:p>
          </table:table-cell>
          <table:table-cell table:style-name="ce7" office:value-type="string" calcext:value-type="string">
            <text:p>E</text:p>
          </table:table-cell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table:style-name="ce7" table:number-columns-repeated="2"/>
          <table:table-cell table:number-columns-repeated="6"/>
        </table:table-row>
        <table:table-row table:style-name="ro1" table:number-rows-repeated="1048540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RITICAL_TYPE_PROFILES" table:style-name="ta1">
        <table:table-column table:style-name="co1" table:default-cell-style-name="ce23"/>
        <table:table-column table:style-name="co9" table:number-columns-repeated="25" table:default-cell-style-name="ce25"/>
        <table:table-column table:style-name="co1" table:number-columns-repeated="998" table:default-cell-style-name="ce23"/>
        <table:table-row table:style-name="ro1">
          <table:table-cell table:style-name="ce22" office:value-type="string" calcext:value-type="string">
            <text:p>SLASH</text:p>
          </table:table-cell>
          <table:table-cell table:number-columns-repeated="25" table:style-name="ce24" office:value-type="string" calcext:value-type="string">
            <text:p>S</text:p>
          </table:table-cell>
          <table:table-cell table:number-columns-repeated="998"/>
        </table:table-row>
        <table:table-row table:style-name="ro1">
          <table:table-cell table:style-name="ce22" office:value-type="string" calcext:value-type="string">
            <text:p>BLADED</text:p>
          </table:table-cell>
          <table:table-cell table:style-name="ce24" table:number-columns-repeated="25"/>
          <table:table-cell table:number-columns-repeated="998"/>
        </table:table-row>
        <table:table-row table:style-name="ro1">
          <table:table-cell table:style-name="ce22" office:value-type="string" calcext:value-type="string">
            <text:p>BLUNT</text:p>
          </table:table-cell>
          <table:table-cell table:number-columns-repeated="25" table:style-name="ce24" office:value-type="string" calcext:value-type="string">
            <text:p>K</text:p>
          </table:table-cell>
          <table:table-cell table:number-columns-repeated="998"/>
        </table:table-row>
        <table:table-row table:style-name="ro1">
          <table:table-cell table:style-name="ce22" office:value-type="string" calcext:value-type="string">
            <text:p>HAFTED</text:p>
          </table:table-cell>
          <table:table-cell table:style-name="ce24" table:number-columns-repeated="25"/>
          <table:table-cell table:number-columns-repeated="998"/>
        </table:table-row>
        <table:table-row table:style-name="ro1" table:number-rows-repeated="20">
          <table:table-cell table:style-name="ce22"/>
          <table:table-cell table:style-name="ce24" table:number-columns-repeated="25"/>
          <table:table-cell table:number-columns-repeated="99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.00.0000</text:date>, <text:time style:data-style-name="N2" text:time-value="23:22:36.355171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initial-creator/>
    <meta:creation-date/>
    <meta:editing-cycles>9</meta:editing-cycles>
    <meta:editing-duration>PT10H11M30S</meta:editing-duration>
    <dc:date>2020-05-11T23:59:09.007747082</dc:date>
    <dc:creator>Alfred Reibenschuh</dc:creator>
    <meta:document-statistic meta:table-count="2" meta:cell-count="519" meta:object-count="0"/>
  </office:meta>
</office:document-meta>
</file>